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" manifest:full-path="Object 10/Pictures/2000000D000000DF000000DF3FCD4C5E.svm"/>
  <manifest:file-entry manifest:media-type="" manifest:full-path="Object 10/Picture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" manifest:full-path="Object 5/Pictures/2000000D000000DF000000DF3FCD4C5E.svm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" manifest:full-path="Object 6/Pictures/2000000D000000DF000000DF3FCD4C5E.svm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" manifest:full-path="Object 7/Pictures/2000000D000000DF000000DF3FCD4C5E.svm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3.806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5.304cm"/>
    </style:style>
    <style:style style:name="co7" style:family="table-column">
      <style:table-column-properties fo:break-before="auto" style:column-width="5.526cm"/>
    </style:style>
    <style:style style:name="co8" style:family="table-column">
      <style:table-column-properties fo:break-before="auto" style:column-width="4.805cm"/>
    </style:style>
    <style:style style:name="co9" style:family="table-column">
      <style:table-column-properties fo:break-before="auto" style:column-width="5.055cm"/>
    </style:style>
    <style:style style:name="co10" style:family="table-column">
      <style:table-column-properties fo:break-before="auto" style:column-width="5.276cm"/>
    </style:style>
    <style:style style:name="co11" style:family="table-column">
      <style:table-column-properties fo:break-before="auto" style:column-width="4.554cm"/>
    </style:style>
    <style:style style:name="co12" style:family="table-column">
      <style:table-column-properties fo:break-before="auto" style:column-width="5.36cm"/>
    </style:style>
    <style:style style:name="co13" style:family="table-column">
      <style:table-column-properties fo:break-before="auto" style:column-width="5.583cm"/>
    </style:style>
    <style:style style:name="co14" style:family="table-column">
      <style:table-column-properties fo:break-before="auto" style:column-width="4.8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fo:color="#800000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fo:color="#800000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ole-draw-aspect="1" style:protect="position size"/>
    </style:style>
    <style:style style:name="ta_extref" style:family="table">
      <style:table-properties table:display="false"/>
    </style:style>
  </office:automatic-styles>
  <office:body>
    <office:spreadsheet>
      <table:table table:name="ABZ6 10C_MM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CP (melhor solução)</text:p>
          </table:table-cell>
          <table:table-cell office:value-type="string">
            <text:p>Soluções computadas</text:p>
          </table:table-cell>
          <table:table-cell office:value-type="string">
            <text:p>CP (média 5 rodadas)</text:p>
          </table:table-cell>
          <table:table-cell office:value-type="string">
            <text:p>Soluções computadas</text:p>
          </table:table-cell>
          <table:table-cell office:value-type="string">
            <text:p>CP (pior solução)</text:p>
          </table:table-cell>
          <table:table-cell office:value-type="string">
            <text:p>Soluções computadas</text:p>
          </table:table-cell>
          <table:table-cell office:value-type="string">
            <text:p>AHS BT/MPS (melhor solução)</text:p>
          </table:table-cell>
          <table:table-cell office:value-type="string">
            <text:p>Soluções computadas</text:p>
          </table:table-cell>
          <table:table-cell office:value-type="string">
            <text:p>AHS BT/MPS (média 5 rodadas)</text:p>
          </table:table-cell>
          <table:table-cell office:value-type="string">
            <text:p>Soluções computadas</text:p>
          </table:table-cell>
          <table:table-cell office:value-type="string">
            <text:p>AHS BT/MPS (pior solução)</text:p>
          </table:table-cell>
          <table:table-cell office:value-type="string">
            <text:p>Soluções computadas</text:p>
          </table:table-cell>
          <table:table-cell office:value-type="string">
            <text:p>VH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 BT/MPS (pior solução)</text:p>
          </table:table-cell>
          <table:table-cell office:value-type="string">
            <text:p>Soluções computadas</text:p>
          </table:table-cell>
          <table:table-cell office:value-type="string">
            <text:p>VHM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M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M BT/MPS (pior solução)</text:p>
          </table:table-cell>
        </table:table-row>
        <table:table-row table:style-name="ro1">
          <table:table-cell office:value-type="float" office:value="117798">
            <text:p>117798</text:p>
          </table:table-cell>
          <table:table-cell office:value-type="float" office:value="947">
            <text:p>947</text:p>
          </table:table-cell>
          <table:table-cell office:value-type="float" office:value="94699">
            <text:p>94699</text:p>
          </table:table-cell>
          <table:table-cell office:value-type="float" office:value="945">
            <text:p>945</text:p>
          </table:table-cell>
          <table:table-cell office:value-type="float" office:value="98885.4">
            <text:p>98885,4</text:p>
          </table:table-cell>
          <table:table-cell office:value-type="float" office:value="945.4">
            <text:p>945,4</text:p>
          </table:table-cell>
          <table:table-cell office:value-type="float" office:value="104145">
            <text:p>104145</text:p>
          </table:table-cell>
          <table:table-cell office:value-type="float" office:value="947">
            <text:p>947</text:p>
          </table:table-cell>
          <table:table-cell office:value-type="float" office:value="80379">
            <text:p>80379</text:p>
          </table:table-cell>
          <table:table-cell office:value-type="float" office:value="947">
            <text:p>947</text:p>
          </table:table-cell>
          <table:table-cell office:value-type="float" office:value="83476.8">
            <text:p>83476,8</text:p>
          </table:table-cell>
          <table:table-cell office:value-type="float" office:value="947">
            <text:p>947</text:p>
          </table:table-cell>
          <table:table-cell office:value-type="float" office:value="88739">
            <text:p>88739</text:p>
          </table:table-cell>
          <table:table-cell office:value-type="float" office:value="947">
            <text:p>947</text:p>
          </table:table-cell>
          <table:table-cell office:value-type="float" office:value="78131">
            <text:p>78131</text:p>
          </table:table-cell>
          <table:table-cell office:value-type="float" office:value="947">
            <text:p>947</text:p>
          </table:table-cell>
          <table:table-cell office:value-type="float" office:value="80959.6">
            <text:p>80959,6</text:p>
          </table:table-cell>
          <table:table-cell office:value-type="float" office:value="947.2">
            <text:p>947,2</text:p>
          </table:table-cell>
          <table:table-cell office:value-type="float" office:value="82260">
            <text:p>82260</text:p>
          </table:table-cell>
          <table:table-cell office:value-type="float" office:value="948">
            <text:p>948</text:p>
          </table:table-cell>
          <table:table-cell office:value-type="float" office:value="74406">
            <text:p>74406</text:p>
          </table:table-cell>
          <table:table-cell office:value-type="float" office:value="947">
            <text:p>947</text:p>
          </table:table-cell>
          <table:table-cell office:value-type="float" office:value="75769.8">
            <text:p>75769,8</text:p>
          </table:table-cell>
          <table:table-cell office:value-type="float" office:value="947.4">
            <text:p>947,4</text:p>
          </table:table-cell>
          <table:table-cell office:value-type="float" office:value="77793">
            <text:p>77793</text:p>
          </table:table-cell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980410">
            <text:p>980410</text:p>
          </table:table-cell>
          <table:table-cell office:value-type="float" office:value="947">
            <text:p>947</text:p>
          </table:table-cell>
          <table:table-cell office:value-type="float" office:value="739774">
            <text:p>739774</text:p>
          </table:table-cell>
          <table:table-cell office:value-type="float" office:value="943">
            <text:p>943</text:p>
          </table:table-cell>
          <table:table-cell office:value-type="float" office:value="731658.8">
            <text:p>731658,8</text:p>
          </table:table-cell>
          <table:table-cell office:value-type="float" office:value="944.6">
            <text:p>944,6</text:p>
          </table:table-cell>
          <table:table-cell office:value-type="float" office:value="764840">
            <text:p>764840</text:p>
          </table:table-cell>
          <table:table-cell office:value-type="float" office:value="945">
            <text:p>945</text:p>
          </table:table-cell>
          <table:table-cell office:value-type="float" office:value="786042">
            <text:p>786042</text:p>
          </table:table-cell>
          <table:table-cell office:value-type="float" office:value="943">
            <text:p>943</text:p>
          </table:table-cell>
          <table:table-cell office:value-type="float" office:value="770003.2">
            <text:p>770003,2</text:p>
          </table:table-cell>
          <table:table-cell office:value-type="float" office:value="945.4">
            <text:p>945,4</text:p>
          </table:table-cell>
          <table:table-cell office:value-type="float" office:value="757949">
            <text:p>757949</text:p>
          </table:table-cell>
          <table:table-cell office:value-type="float" office:value="947">
            <text:p>947</text:p>
          </table:table-cell>
          <table:table-cell office:value-type="float" office:value="752594">
            <text:p>752594</text:p>
          </table:table-cell>
          <table:table-cell office:value-type="float" office:value="945">
            <text:p>945</text:p>
          </table:table-cell>
          <table:table-cell office:value-type="float" office:value="780842.6">
            <text:p>780842,6</text:p>
          </table:table-cell>
          <table:table-cell office:value-type="float" office:value="945">
            <text:p>945</text:p>
          </table:table-cell>
          <table:table-cell office:value-type="float" office:value="824903">
            <text:p>824903</text:p>
          </table:table-cell>
          <table:table-cell office:value-type="float" office:value="945">
            <text:p>945</text:p>
          </table:table-cell>
          <table:table-cell office:value-type="float" office:value="755884">
            <text:p>755884</text:p>
          </table:table-cell>
          <table:table-cell office:value-type="float" office:value="943">
            <text:p>943</text:p>
          </table:table-cell>
          <table:table-cell office:value-type="float" office:value="742861.4">
            <text:p>742861,4</text:p>
          </table:table-cell>
          <table:table-cell office:value-type="float" office:value="945.4">
            <text:p>945,4</text:p>
          </table:table-cell>
          <table:table-cell office:value-type="float" office:value="742392">
            <text:p>742392</text:p>
          </table:table-cell>
          <table:table-cell office:value-type="float" office:value="947">
            <text:p>947</text:p>
          </table:table-cell>
        </table:table-row>
        <table:table-row table:style-name="ro1">
          <table:table-cell office:value-type="float" office:value="6582835">
            <text:p>6582835</text:p>
          </table:table-cell>
          <table:table-cell office:value-type="float" office:value="947">
            <text:p>947</text:p>
          </table:table-cell>
          <table:table-cell office:value-type="float" office:value="6191070">
            <text:p>6191070</text:p>
          </table:table-cell>
          <table:table-cell office:value-type="float" office:value="943">
            <text:p>943</text:p>
          </table:table-cell>
          <table:table-cell office:value-type="float" office:value="6009736.8">
            <text:p>6009736,8</text:p>
          </table:table-cell>
          <table:table-cell office:value-type="float" office:value="944.6">
            <text:p>944,6</text:p>
          </table:table-cell>
          <table:table-cell office:value-type="float" office:value="6242376">
            <text:p>6242376</text:p>
          </table:table-cell>
          <table:table-cell office:value-type="float" office:value="945">
            <text:p>945</text:p>
          </table:table-cell>
          <table:table-cell office:value-type="float" office:value="7071709">
            <text:p>7071709</text:p>
          </table:table-cell>
          <table:table-cell office:value-type="float" office:value="943">
            <text:p>943</text:p>
          </table:table-cell>
          <table:table-cell office:value-type="float" office:value="6990491.6">
            <text:p>6990491,6</text:p>
          </table:table-cell>
          <table:table-cell office:value-type="float" office:value="945">
            <text:p>945</text:p>
          </table:table-cell>
          <table:table-cell office:value-type="float" office:value="6899999">
            <text:p>6899999</text:p>
          </table:table-cell>
          <table:table-cell office:value-type="float" office:value="947">
            <text:p>947</text:p>
          </table:table-cell>
          <table:table-cell office:value-type="float" office:value="6944709">
            <text:p>6944709</text:p>
          </table:table-cell>
          <table:table-cell office:value-type="float" office:value="945">
            <text:p>945</text:p>
          </table:table-cell>
          <table:table-cell office:value-type="float" office:value="6884863">
            <text:p>6884863</text:p>
          </table:table-cell>
          <table:table-cell office:value-type="float" office:value="946.6">
            <text:p>946,6</text:p>
          </table:table-cell>
          <table:table-cell office:value-type="float" office:value="7010716">
            <text:p>7010716</text:p>
          </table:table-cell>
          <table:table-cell office:value-type="float" office:value="947">
            <text:p>947</text:p>
          </table:table-cell>
          <table:table-cell office:value-type="float" office:value="6667534">
            <text:p>6667534</text:p>
          </table:table-cell>
          <table:table-cell office:value-type="float" office:value="947">
            <text:p>947</text:p>
          </table:table-cell>
          <table:table-cell office:value-type="float" office:value="6727391.2">
            <text:p>6727391,2</text:p>
          </table:table-cell>
          <table:table-cell office:value-type="float" office:value="947">
            <text:p>947</text:p>
          </table:table-cell>
          <table:table-cell office:value-type="float" office:value="6779472">
            <text:p>6779472</text:p>
          </table:table-cell>
          <table:table-cell office:value-type="float" office:value="947">
            <text:p>947</text:p>
          </table:table-cell>
        </table:table-row>
        <table:table-row table:style-name="ro1">
          <table:table-cell office:value-type="float" office:value="62602112">
            <text:p>62602112</text:p>
          </table:table-cell>
          <table:table-cell office:value-type="float" office:value="947">
            <text:p>947</text:p>
          </table:table-cell>
          <table:table-cell office:value-type="float" office:value="50614280">
            <text:p>50614280</text:p>
          </table:table-cell>
          <table:table-cell office:value-type="float" office:value="943">
            <text:p>943</text:p>
          </table:table-cell>
          <table:table-cell office:value-type="float" office:value="47868464">
            <text:p>47868464</text:p>
          </table:table-cell>
          <table:table-cell office:value-type="float" office:value="944.6">
            <text:p>944,6</text:p>
          </table:table-cell>
          <table:table-cell office:value-type="float" office:value="50959960">
            <text:p>50959960</text:p>
          </table:table-cell>
          <table:table-cell office:value-type="float" office:value="945">
            <text:p>945</text:p>
          </table:table-cell>
          <table:table-cell office:value-type="float" office:value="62496418">
            <text:p>62496418</text:p>
          </table:table-cell>
          <table:table-cell office:value-type="float" office:value="943">
            <text:p>943</text:p>
          </table:table-cell>
          <table:table-cell office:value-type="float" office:value="62369570">
            <text:p>62369570</text:p>
          </table:table-cell>
          <table:table-cell office:value-type="float" office:value="944.6">
            <text:p>944,6</text:p>
          </table:table-cell>
          <table:table-cell office:value-type="float" office:value="62568837">
            <text:p>62568837</text:p>
          </table:table-cell>
          <table:table-cell office:value-type="float" office:value="945">
            <text:p>945</text:p>
          </table:table-cell>
          <table:table-cell office:value-type="float" office:value="62380620">
            <text:p>62380620</text:p>
          </table:table-cell>
          <table:table-cell office:value-type="float" office:value="945">
            <text:p>945</text:p>
          </table:table-cell>
          <table:table-cell office:value-type="float" office:value="62503264.4">
            <text:p>62503264,4</text:p>
          </table:table-cell>
          <table:table-cell office:value-type="float" office:value="945.4">
            <text:p>945,4</text:p>
          </table:table-cell>
          <table:table-cell office:value-type="float" office:value="62335375">
            <text:p>62335375</text:p>
          </table:table-cell>
          <table:table-cell office:value-type="float" office:value="947">
            <text:p>947</text:p>
          </table:table-cell>
          <table:table-cell office:value-type="float" office:value="62708910">
            <text:p>62708910</text:p>
          </table:table-cell>
          <table:table-cell office:value-type="float" office:value="945">
            <text:p>945</text:p>
          </table:table-cell>
          <table:table-cell office:value-type="float" office:value="62459116">
            <text:p>62459116</text:p>
          </table:table-cell>
          <table:table-cell office:value-type="float" office:value="946.2">
            <text:p>946,2</text:p>
          </table:table-cell>
          <table:table-cell office:value-type="float" office:value="62310933">
            <text:p>62310933</text:p>
          </table:table-cell>
          <table:table-cell office:value-type="float" office:value="947">
            <text:p>947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>
            <draw:frame table:end-cell-address="'ABZ6 10C_MMM'.G31" table:end-x="1.299cm" table:end-y="0.057cm" draw:z-index="0" draw:style-name="gr1" svg:width="22.543cm" svg:height="10.895cm" svg:x="0.001cm" svg:y="0.001cm">
              <draw:object draw:notify-on-update-of-ranges="'ABZ6 10C_MMM'.A1:'ABZ6 10C_MMM'.A1 'ABZ6 10C_MMM'.B1:'ABZ6 10C_MMM'.B1 'ABZ6 10C_MMM'.B2:'ABZ6 10C_MMM'.B5 'ABZ6 10C_MMM'.A2:'ABZ6 10C_MMM'.A5 'ABZ6 10C_MMM'.D1:'ABZ6 10C_MMM'.D1 'ABZ6 10C_MMM'.D2:'ABZ6 10C_MMM'.D5 'ABZ6 10C_MMM'.C2:'ABZ6 10C_MMM'.C5 'ABZ6 10C_MMM'.F1:'ABZ6 10C_MMM'.F1 'ABZ6 10C_MMM'.F2:'ABZ6 10C_MMM'.F5 'ABZ6 10C_MMM'.E2:'ABZ6 10C_MMM'.E5 'ABZ6 10C_MMM'.H1:'ABZ6 10C_MMM'.H1 'ABZ6 10C_MMM'.H2:'ABZ6 10C_MMM'.H5 'ABZ6 10C_MMM'.G2:'ABZ6 10C_MMM'.G5 'ABZ6 10C_MMM'.J1:'ABZ6 10C_MMM'.J1 'ABZ6 10C_MMM'.J2:'ABZ6 10C_MMM'.J5 'ABZ6 10C_MMM'.I2:'ABZ6 10C_MMM'.I5 'ABZ6 10C_MMM'.L1:'ABZ6 10C_MMM'.L1 'ABZ6 10C_MMM'.L2:'ABZ6 10C_MMM'.L5 'ABZ6 10C_MMM'.K2:'ABZ6 10C_MMM'.K5 'ABZ6 10C_MMM'.N1:'ABZ6 10C_MMM'.N1 'ABZ6 10C_MMM'.N2:'ABZ6 10C_MMM'.N5 'ABZ6 10C_MMM'.M2:'ABZ6 10C_MMM'.M5 'ABZ6 10C_MMM'.P1:'ABZ6 10C_MMM'.P1 'ABZ6 10C_MMM'.P2:'ABZ6 10C_MMM'.P5 'ABZ6 10C_MMM'.O2:'ABZ6 10C_MMM'.O5 'ABZ6 10C_MMM'.R1:'ABZ6 10C_MMM'.R1 'ABZ6 10C_MMM'.R2:'ABZ6 10C_MMM'.R5 'ABZ6 10C_MMM'.Q2:'ABZ6 10C_MMM'.Q5 'ABZ6 10C_MMM'.T1:'ABZ6 10C_MMM'.T1 'ABZ6 10C_MMM'.T2:'ABZ6 10C_MMM'.T5 'ABZ6 10C_MMM'.S2:'ABZ6 10C_MMM'.S5 'ABZ6 10C_MMM'.V1:'ABZ6 10C_MMM'.V1 'ABZ6 10C_MMM'.V2:'ABZ6 10C_MMM'.V5 'ABZ6 10C_MMM'.U2:'ABZ6 10C_MMM'.U5 'ABZ6 10C_MMM'.X1:'ABZ6 10C_MMM'.X1 'ABZ6 10C_MMM'.X2:'ABZ6 10C_MMM'.X5 'ABZ6 10C_MMM'.W2:'ABZ6 10C_MMM'.W5 'ABZ6 10C_MMM'.Z1:'ABZ6 10C_MMM'.Z1 'ABZ6 10C_MMM'.Z2:'ABZ6 10C_MMM'.Z5 'ABZ6 10C_MMM'.Y2:'ABZ6 10C_MMM'.Y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10"/>
          <table:table-cell table:style-name="ce3"/>
          <table:table-cell table:number-columns-repeated="15"/>
        </table:table-row>
        <table:table-row table:style-name="ro1">
          <table:table-cell table:number-columns-repeated="7"/>
          <table:table-cell table:style-name="ce1" office:value-type="float" office:value="943">
            <text:p>943</text:p>
          </table:table-cell>
          <table:table-cell table:style-name="ce1" office:value-type="float" office:value="50614280">
            <text:p>50614280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2" office:value-type="float" office:value="945">
            <text:p>945</text:p>
          </table:table-cell>
          <table:table-cell table:style-name="ce2" office:value-type="float" office:value="45189634">
            <text:p>45189634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2" office:value-type="float" office:value="945">
            <text:p>945</text:p>
          </table:table-cell>
          <table:table-cell table:style-name="ce2" office:value-type="float" office:value="41997663">
            <text:p>41997663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2" office:value-type="float" office:value="945">
            <text:p>945</text:p>
          </table:table-cell>
          <table:table-cell table:style-name="ce2" office:value-type="float" office:value="50959960">
            <text:p>50959960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2" office:value-type="float" office:value="945">
            <text:p>945</text:p>
          </table:table-cell>
          <table:table-cell table:style-name="ce2" office:value-type="float" office:value="50580783">
            <text:p>50580783</text:p>
          </table:table-cell>
          <table:table-cell table:number-columns-repeated="17"/>
        </table:table-row>
        <table:table-row table:style-name="ro1">
          <table:table-cell table:number-columns-repeated="7"/>
          <table:table-cell table:formula="of:= SUM ([.H12:.H16])/5" office:value-type="float" office:value="944.6">
            <text:p>944,6</text:p>
          </table:table-cell>
          <table:table-cell table:formula="of:= SUM ([.I12:.I16])/5" office:value-type="float" office:value="47868464">
            <text:p>47868464</text:p>
          </table:table-cell>
          <table:table-cell table:number-columns-repeated="17"/>
        </table:table-row>
      </table:table>
      <table:table table:name="ABZ6 100C_MM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CP (melhor solução)</text:p>
          </table:table-cell>
          <table:table-cell office:value-type="string">
            <text:p>Soluções computadas</text:p>
          </table:table-cell>
          <table:table-cell office:value-type="string">
            <text:p>CP (média 5 rodadas)</text:p>
          </table:table-cell>
          <table:table-cell office:value-type="string">
            <text:p>Soluções computadas</text:p>
          </table:table-cell>
          <table:table-cell office:value-type="string">
            <text:p>CP (pior solução)</text:p>
          </table:table-cell>
          <table:table-cell office:value-type="string">
            <text:p>Soluções computadas</text:p>
          </table:table-cell>
          <table:table-cell office:value-type="string">
            <text:p>AHS BT/MPS (melhor solução)</text:p>
          </table:table-cell>
          <table:table-cell office:value-type="string">
            <text:p>Soluções computadas</text:p>
          </table:table-cell>
          <table:table-cell office:value-type="string">
            <text:p>AHS BT/MPS (média 5 rodadas)</text:p>
          </table:table-cell>
          <table:table-cell office:value-type="string">
            <text:p>Soluções computadas</text:p>
          </table:table-cell>
          <table:table-cell office:value-type="string">
            <text:p>AHS BT/MPS (pior solução)</text:p>
          </table:table-cell>
          <table:table-cell office:value-type="string">
            <text:p>Soluções computadas</text:p>
          </table:table-cell>
          <table:table-cell office:value-type="string">
            <text:p>VH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 BT/MPS (pior solução)</text:p>
          </table:table-cell>
          <table:table-cell office:value-type="string">
            <text:p>Soluções computadas</text:p>
          </table:table-cell>
          <table:table-cell office:value-type="string">
            <text:p>VHM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M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M BT/MPS (pior solução)</text:p>
          </table:table-cell>
        </table:table-row>
        <table:table-row table:style-name="ro1">
          <table:table-cell office:value-type="float" office:value="117798">
            <text:p>117798</text:p>
          </table:table-cell>
          <table:table-cell office:value-type="float" office:value="947">
            <text:p>947</text:p>
          </table:table-cell>
          <table:table-cell office:value-type="float" office:value="173770">
            <text:p>173770</text:p>
          </table:table-cell>
          <table:table-cell office:value-type="float" office:value="945">
            <text:p>945</text:p>
          </table:table-cell>
          <table:table-cell office:value-type="float" office:value="173616.2">
            <text:p>173616,2</text:p>
          </table:table-cell>
          <table:table-cell office:value-type="float" office:value="950">
            <text:p>950</text:p>
          </table:table-cell>
          <table:table-cell office:value-type="float" office:value="175105">
            <text:p>175105</text:p>
          </table:table-cell>
          <table:table-cell office:value-type="float" office:value="958">
            <text:p>958</text:p>
          </table:table-cell>
          <table:table-cell office:value-type="float" office:value="100165">
            <text:p>100165</text:p>
          </table:table-cell>
          <table:table-cell office:value-type="float" office:value="943">
            <text:p>943</text:p>
          </table:table-cell>
          <table:table-cell office:value-type="float" office:value="96278.4">
            <text:p>96278,4</text:p>
          </table:table-cell>
          <table:table-cell office:value-type="float" office:value="947.2">
            <text:p>947,2</text:p>
          </table:table-cell>
          <table:table-cell office:value-type="float" office:value="103022">
            <text:p>103022</text:p>
          </table:table-cell>
          <table:table-cell office:value-type="float" office:value="952">
            <text:p>952</text:p>
          </table:table-cell>
          <table:table-cell office:value-type="float" office:value="80192">
            <text:p>80192</text:p>
          </table:table-cell>
          <table:table-cell office:value-type="float" office:value="947">
            <text:p>947</text:p>
          </table:table-cell>
          <table:table-cell office:value-type="float" office:value="85858.6">
            <text:p>85858,6</text:p>
          </table:table-cell>
          <table:table-cell office:value-type="float" office:value="953.6">
            <text:p>953,6</text:p>
          </table:table-cell>
          <table:table-cell office:value-type="float" office:value="92945">
            <text:p>92945</text:p>
          </table:table-cell>
          <table:table-cell office:value-type="float" office:value="958">
            <text:p>958</text:p>
          </table:table-cell>
          <table:table-cell office:value-type="float" office:value="77572">
            <text:p>77572</text:p>
          </table:table-cell>
          <table:table-cell office:value-type="float" office:value="948">
            <text:p>948</text:p>
          </table:table-cell>
          <table:table-cell office:value-type="float" office:value="86598.4">
            <text:p>86598,4</text:p>
          </table:table-cell>
          <table:table-cell office:value-type="float" office:value="951.6">
            <text:p>951,6</text:p>
          </table:table-cell>
          <table:table-cell office:value-type="float" office:value="89689">
            <text:p>89689</text:p>
          </table:table-cell>
          <table:table-cell office:value-type="float" office:value="958">
            <text:p>958</text:p>
          </table:table-cell>
        </table:table-row>
        <table:table-row table:style-name="ro1">
          <table:table-cell office:value-type="float" office:value="980410">
            <text:p>980410</text:p>
          </table:table-cell>
          <table:table-cell office:value-type="float" office:value="947">
            <text:p>947</text:p>
          </table:table-cell>
          <table:table-cell office:value-type="float" office:value="954672">
            <text:p>954672</text:p>
          </table:table-cell>
          <table:table-cell office:value-type="float" office:value="943">
            <text:p>943</text:p>
          </table:table-cell>
          <table:table-cell office:value-type="float" office:value="949477.2">
            <text:p>949477,2</text:p>
          </table:table-cell>
          <table:table-cell office:value-type="float" office:value="944.6">
            <text:p>944,6</text:p>
          </table:table-cell>
          <table:table-cell office:value-type="float" office:value="972616">
            <text:p>972616</text:p>
          </table:table-cell>
          <table:table-cell office:value-type="float" office:value="945">
            <text:p>945</text:p>
          </table:table-cell>
          <table:table-cell office:value-type="float" office:value="742576">
            <text:p>742576</text:p>
          </table:table-cell>
          <table:table-cell office:value-type="float" office:value="943">
            <text:p>943</text:p>
          </table:table-cell>
          <table:table-cell office:value-type="float" office:value="747303.4">
            <text:p>747303,4</text:p>
          </table:table-cell>
          <table:table-cell office:value-type="float" office:value="944.2">
            <text:p>944,2</text:p>
          </table:table-cell>
          <table:table-cell office:value-type="float" office:value="755979">
            <text:p>755979</text:p>
          </table:table-cell>
          <table:table-cell office:value-type="float" office:value="947">
            <text:p>947</text:p>
          </table:table-cell>
          <table:table-cell office:value-type="float" office:value="670859">
            <text:p>670859</text:p>
          </table:table-cell>
          <table:table-cell office:value-type="float" office:value="945">
            <text:p>945</text:p>
          </table:table-cell>
          <table:table-cell office:value-type="float" office:value="699736.4">
            <text:p>699736,4</text:p>
          </table:table-cell>
          <table:table-cell office:value-type="float" office:value="946.2">
            <text:p>946,2</text:p>
          </table:table-cell>
          <table:table-cell office:value-type="float" office:value="737008">
            <text:p>737008</text:p>
          </table:table-cell>
          <table:table-cell office:value-type="float" office:value="947">
            <text:p>947</text:p>
          </table:table-cell>
          <table:table-cell office:value-type="float" office:value="699354">
            <text:p>699354</text:p>
          </table:table-cell>
          <table:table-cell office:value-type="float" office:value="943">
            <text:p>943</text:p>
          </table:table-cell>
          <table:table-cell office:value-type="float" office:value="693101.6">
            <text:p>693101,6</text:p>
          </table:table-cell>
          <table:table-cell office:value-type="float" office:value="946.2">
            <text:p>946,2</text:p>
          </table:table-cell>
          <table:table-cell office:value-type="float" office:value="700777">
            <text:p>700777</text:p>
          </table:table-cell>
          <table:table-cell office:value-type="float" office:value="947">
            <text:p>947</text:p>
          </table:table-cell>
        </table:table-row>
        <table:table-row table:style-name="ro1">
          <table:table-cell office:value-type="float" office:value="6582835">
            <text:p>6582835</text:p>
          </table:table-cell>
          <table:table-cell office:value-type="float" office:value="947">
            <text:p>947</text:p>
          </table:table-cell>
          <table:table-cell office:value-type="float" office:value="6991412">
            <text:p>6991412</text:p>
          </table:table-cell>
          <table:table-cell office:value-type="float" office:value="943">
            <text:p>943</text:p>
          </table:table-cell>
          <table:table-cell office:value-type="float" office:value="7132346.6">
            <text:p>7132346,6</text:p>
          </table:table-cell>
          <table:table-cell office:value-type="float" office:value="943.8">
            <text:p>943,8</text:p>
          </table:table-cell>
          <table:table-cell office:value-type="float" office:value="7226968">
            <text:p>7226968</text:p>
          </table:table-cell>
          <table:table-cell office:value-type="float" office:value="945">
            <text:p>945</text:p>
          </table:table-cell>
          <table:table-cell office:value-type="float" office:value="7155805">
            <text:p>7155805</text:p>
          </table:table-cell>
          <table:table-cell office:value-type="float" office:value="943">
            <text:p>943</text:p>
          </table:table-cell>
          <table:table-cell office:value-type="float" office:value="7301236.8">
            <text:p>7301236,8</text:p>
          </table:table-cell>
          <table:table-cell office:value-type="float" office:value="943">
            <text:p>943</text:p>
          </table:table-cell>
          <table:table-cell office:value-type="float" office:value="7512974">
            <text:p>7512974</text:p>
          </table:table-cell>
          <table:table-cell office:value-type="float" office:value="943">
            <text:p>943</text:p>
          </table:table-cell>
          <table:table-cell office:value-type="float" office:value="6594056">
            <text:p>6594056</text:p>
          </table:table-cell>
          <table:table-cell office:value-type="float" office:value="943">
            <text:p>943</text:p>
          </table:table-cell>
          <table:table-cell office:value-type="float" office:value="6742725.6">
            <text:p>6742725,6</text:p>
          </table:table-cell>
          <table:table-cell office:value-type="float" office:value="943">
            <text:p>943</text:p>
          </table:table-cell>
          <table:table-cell office:value-type="float" office:value="6919424">
            <text:p>6919424</text:p>
          </table:table-cell>
          <table:table-cell office:value-type="float" office:value="943">
            <text:p>943</text:p>
          </table:table-cell>
          <table:table-cell office:value-type="float" office:value="6696246">
            <text:p>6696246</text:p>
          </table:table-cell>
          <table:table-cell office:value-type="float" office:value="943">
            <text:p>943</text:p>
          </table:table-cell>
          <table:table-cell office:value-type="float" office:value="6785332.4">
            <text:p>6785332,4</text:p>
          </table:table-cell>
          <table:table-cell office:value-type="float" office:value="943.4">
            <text:p>943,4</text:p>
          </table:table-cell>
          <table:table-cell office:value-type="float" office:value="6714476">
            <text:p>6714476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float" office:value="62602112">
            <text:p>62602112</text:p>
          </table:table-cell>
          <table:table-cell office:value-type="float" office:value="947">
            <text:p>947</text:p>
          </table:table-cell>
          <table:table-cell office:value-type="float" office:value="57994601">
            <text:p>57994601</text:p>
          </table:table-cell>
          <table:table-cell office:value-type="float" office:value="943">
            <text:p>943</text:p>
          </table:table-cell>
          <table:table-cell office:value-type="float" office:value="58793910.2">
            <text:p>58793910,2</text:p>
          </table:table-cell>
          <table:table-cell office:value-type="float" office:value="943">
            <text:p>943</text:p>
          </table:table-cell>
          <table:table-cell office:value-type="float" office:value="59878469">
            <text:p>59878469</text:p>
          </table:table-cell>
          <table:table-cell office:value-type="float" office:value="943">
            <text:p>943</text:p>
          </table:table-cell>
          <table:table-cell office:value-type="float" office:value="67611826">
            <text:p>67611826</text:p>
          </table:table-cell>
          <table:table-cell office:value-type="float" office:value="943">
            <text:p>943</text:p>
          </table:table-cell>
          <table:table-cell office:value-type="float" office:value="68495792.2">
            <text:p>68495792,2</text:p>
          </table:table-cell>
          <table:table-cell office:value-type="float" office:value="943.4">
            <text:p>943,4</text:p>
          </table:table-cell>
          <table:table-cell office:value-type="float" office:value="67858442">
            <text:p>67858442</text:p>
          </table:table-cell>
          <table:table-cell office:value-type="float" office:value="945">
            <text:p>945</text:p>
          </table:table-cell>
          <table:table-cell office:value-type="float" office:value="64957290">
            <text:p>64957290</text:p>
          </table:table-cell>
          <table:table-cell office:value-type="float" office:value="943">
            <text:p>943</text:p>
          </table:table-cell>
          <table:table-cell office:value-type="float" office:value="65318950.8">
            <text:p>65318950,8</text:p>
          </table:table-cell>
          <table:table-cell office:value-type="float" office:value="943.4">
            <text:p>943,4</text:p>
          </table:table-cell>
          <table:table-cell office:value-type="float" office:value="65861156">
            <text:p>65861156</text:p>
          </table:table-cell>
          <table:table-cell office:value-type="float" office:value="945">
            <text:p>945</text:p>
          </table:table-cell>
          <table:table-cell office:value-type="float" office:value="64480645">
            <text:p>64480645</text:p>
          </table:table-cell>
          <table:table-cell office:value-type="float" office:value="943">
            <text:p>943</text:p>
          </table:table-cell>
          <table:table-cell office:value-type="float" office:value="64529257">
            <text:p>64529257</text:p>
          </table:table-cell>
          <table:table-cell office:value-type="float" office:value="944.2">
            <text:p>944,2</text:p>
          </table:table-cell>
          <table:table-cell office:value-type="float" office:value="64736149">
            <text:p>64736149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>
            <draw:frame table:end-cell-address="'ABZ6 100C_MMM'.G31" table:end-x="1.299cm" table:end-y="0.057cm" draw:z-index="0" draw:style-name="gr1" svg:width="22.543cm" svg:height="10.895cm" svg:x="0.001cm" svg:y="0.001cm">
              <draw:object draw:notify-on-update-of-ranges="'ABZ6 100C_MMM'.A1:'ABZ6 100C_MMM'.A1 'ABZ6 100C_MMM'.B1:'ABZ6 100C_MMM'.B1 'ABZ6 100C_MMM'.B2:'ABZ6 100C_MMM'.B5 'ABZ6 100C_MMM'.A2:'ABZ6 100C_MMM'.A5 'ABZ6 100C_MMM'.D1:'ABZ6 100C_MMM'.D1 'ABZ6 100C_MMM'.D2:'ABZ6 100C_MMM'.D5 'ABZ6 100C_MMM'.C2:'ABZ6 100C_MMM'.C5 'ABZ6 100C_MMM'.F1:'ABZ6 100C_MMM'.F1 'ABZ6 100C_MMM'.F2:'ABZ6 100C_MMM'.F5 'ABZ6 100C_MMM'.E2:'ABZ6 100C_MMM'.E5 'ABZ6 100C_MMM'.H1:'ABZ6 100C_MMM'.H1 'ABZ6 100C_MMM'.H2:'ABZ6 100C_MMM'.H5 'ABZ6 100C_MMM'.G2:'ABZ6 100C_MMM'.G5 'ABZ6 100C_MMM'.J1:'ABZ6 100C_MMM'.J1 'ABZ6 100C_MMM'.J2:'ABZ6 100C_MMM'.J5 'ABZ6 100C_MMM'.I2:'ABZ6 100C_MMM'.I5 'ABZ6 100C_MMM'.L1:'ABZ6 100C_MMM'.L1 'ABZ6 100C_MMM'.L2:'ABZ6 100C_MMM'.L5 'ABZ6 100C_MMM'.K2:'ABZ6 100C_MMM'.K5 'ABZ6 100C_MMM'.N1:'ABZ6 100C_MMM'.N1 'ABZ6 100C_MMM'.N2:'ABZ6 100C_MMM'.N5 'ABZ6 100C_MMM'.M2:'ABZ6 100C_MMM'.M5 'ABZ6 100C_MMM'.P1:'ABZ6 100C_MMM'.P1 'ABZ6 100C_MMM'.P2:'ABZ6 100C_MMM'.P5 'ABZ6 100C_MMM'.O2:'ABZ6 100C_MMM'.O5 'ABZ6 100C_MMM'.R1:'ABZ6 100C_MMM'.R1 'ABZ6 100C_MMM'.R2:'ABZ6 100C_MMM'.R5 'ABZ6 100C_MMM'.Q2:'ABZ6 100C_MMM'.Q5 'ABZ6 100C_MMM'.T1:'ABZ6 100C_MMM'.T1 'ABZ6 100C_MMM'.T2:'ABZ6 100C_MMM'.T5 'ABZ6 100C_MMM'.S2:'ABZ6 100C_MMM'.S5 'ABZ6 100C_MMM'.V1:'ABZ6 100C_MMM'.V1 'ABZ6 100C_MMM'.V2:'ABZ6 100C_MMM'.V5 'ABZ6 100C_MMM'.U2:'ABZ6 100C_MMM'.U5 'ABZ6 100C_MMM'.X1:'ABZ6 100C_MMM'.X1 'ABZ6 100C_MMM'.X2:'ABZ6 100C_MMM'.X5 'ABZ6 100C_MMM'.W2:'ABZ6 100C_MMM'.W5 'ABZ6 100C_MMM'.Z1:'ABZ6 100C_MMM'.Z1 'ABZ6 100C_MMM'.Z2:'ABZ6 100C_MMM'.Z5 'ABZ6 100C_MMM'.Y2:'ABZ6 100C_MMM'.Y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5"/>
        </table:table-row>
        <table:table-row table:style-name="ro1">
          <table:table-cell table:number-columns-repeated="7"/>
          <table:table-cell table:style-name="ce4" office:value-type="float" office:value="943">
            <text:p>943</text:p>
          </table:table-cell>
          <table:table-cell table:style-name="ce1" office:value-type="float" office:value="58805895">
            <text:p>58805895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5" office:value-type="float" office:value="943">
            <text:p>943</text:p>
          </table:table-cell>
          <table:table-cell table:style-name="ce2" office:value-type="float" office:value="59878469">
            <text:p>59878469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5" office:value-type="float" office:value="943">
            <text:p>943</text:p>
          </table:table-cell>
          <table:table-cell table:style-name="ce2" office:value-type="float" office:value="57994601">
            <text:p>57994601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5" office:value-type="float" office:value="943">
            <text:p>943</text:p>
          </table:table-cell>
          <table:table-cell table:style-name="ce2" office:value-type="float" office:value="58782864">
            <text:p>58782864</text:p>
          </table:table-cell>
          <table:table-cell table:number-columns-repeated="8"/>
          <table:table-cell table:style-name="ce1" office:value-type="float" office:value="1236">
            <text:p>1236</text:p>
          </table:table-cell>
          <table:table-cell table:style-name="ce1" office:value-type="float" office:value="65508093">
            <text:p>65508093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5" office:value-type="float" office:value="943">
            <text:p>943</text:p>
          </table:table-cell>
          <table:table-cell table:style-name="ce2" office:value-type="float" office:value="58507722">
            <text:p>58507722</text:p>
          </table:table-cell>
          <table:table-cell table:number-columns-repeated="8"/>
          <table:table-cell table:style-name="ce5" office:value-type="float" office:value="1234">
            <text:p>1234</text:p>
          </table:table-cell>
          <table:table-cell table:style-name="ce2" office:value-type="float" office:value="65418746">
            <text:p>65418746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 SUM ([.H8:.H12])/5" office:value-type="float" office:value="943">
            <text:p>943</text:p>
          </table:table-cell>
          <table:table-cell table:formula="of:= SUM ([.I8:.I12])/5" office:value-type="float" office:value="58793910.2">
            <text:p>58793910,2</text:p>
          </table:table-cell>
          <table:table-cell table:number-columns-repeated="8"/>
          <table:table-cell table:style-name="ce2" office:value-type="float" office:value="1236">
            <text:p>1236</text:p>
          </table:table-cell>
          <table:table-cell table:style-name="ce2" office:value-type="float" office:value="64281883">
            <text:p>64281883</text:p>
          </table:table-cell>
          <table:table-cell table:number-columns-repeated="7"/>
        </table:table-row>
        <table:table-row table:style-name="ro1">
          <table:table-cell table:number-columns-repeated="17"/>
          <table:table-cell table:style-name="ce2" office:value-type="float" office:value="1236">
            <text:p>1236</text:p>
          </table:table-cell>
          <table:table-cell table:style-name="ce2" office:value-type="float" office:value="65291997">
            <text:p>65291997</text:p>
          </table:table-cell>
          <table:table-cell table:number-columns-repeated="7"/>
        </table:table-row>
        <table:table-row table:style-name="ro1">
          <table:table-cell table:number-columns-repeated="17"/>
          <table:table-cell table:style-name="ce2" office:value-type="float" office:value="1238">
            <text:p>1238</text:p>
          </table:table-cell>
          <table:table-cell table:style-name="ce2" office:value-type="float" office:value="64992699">
            <text:p>64992699</text:p>
          </table:table-cell>
          <table:table-cell table:number-columns-repeated="7"/>
        </table:table-row>
        <table:table-row table:style-name="ro1">
          <table:table-cell table:number-columns-repeated="17"/>
          <table:table-cell table:formula="of:= SUM ([.R11:.R15])/5" office:value-type="float" office:value="1236">
            <text:p>1236</text:p>
          </table:table-cell>
          <table:table-cell table:formula="of:= SUM ([.S11:.S15])/5" office:value-type="float" office:value="65098683.6">
            <text:p>65098683,6</text:p>
          </table:table-cell>
          <table:table-cell table:number-columns-repeated="7"/>
        </table:table-row>
      </table:table>
      <table:table table:name="ABZ6 10C_MMM_O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CP (melhor solução)</text:p>
          </table:table-cell>
          <table:table-cell office:value-type="string">
            <text:p>Soluções computadas</text:p>
          </table:table-cell>
          <table:table-cell office:value-type="string">
            <text:p>CP (média 5 rodadas)</text:p>
          </table:table-cell>
          <table:table-cell office:value-type="string">
            <text:p>Soluções computadas</text:p>
          </table:table-cell>
          <table:table-cell office:value-type="string">
            <text:p>CP (pior solução)</text:p>
          </table:table-cell>
          <table:table-cell office:value-type="string">
            <text:p>Soluções computadas</text:p>
          </table:table-cell>
          <table:table-cell office:value-type="string">
            <text:p>AHS MPS/BT (melhor solução)</text:p>
          </table:table-cell>
          <table:table-cell office:value-type="string">
            <text:p>Soluções computadas</text:p>
          </table:table-cell>
          <table:table-cell office:value-type="string">
            <text:p>AHS MPS/BT (média 5 rodadas)</text:p>
          </table:table-cell>
          <table:table-cell office:value-type="string">
            <text:p>Soluções computadas</text:p>
          </table:table-cell>
          <table:table-cell office:value-type="string">
            <text:p>AHS MPS/BT (pior solução)</text:p>
          </table:table-cell>
          <table:table-cell office:value-type="string">
            <text:p>Soluções computadas</text:p>
          </table:table-cell>
          <table:table-cell office:value-type="string">
            <text:p>VH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 MPS/BT (pior solução)</text:p>
          </table:table-cell>
          <table:table-cell office:value-type="string">
            <text:p>Soluções computadas</text:p>
          </table:table-cell>
          <table:table-cell office:value-type="string">
            <text:p>VHM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M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M MPS/BT (pior solução)</text:p>
          </table:table-cell>
        </table:table-row>
        <table:table-row table:style-name="ro1">
          <table:table-cell office:value-type="float" office:value="117798">
            <text:p>117798</text:p>
          </table:table-cell>
          <table:table-cell office:value-type="float" office:value="947">
            <text:p>947</text:p>
          </table:table-cell>
          <table:table-cell office:value-type="float" office:value="94699">
            <text:p>94699</text:p>
          </table:table-cell>
          <table:table-cell office:value-type="float" office:value="945">
            <text:p>945</text:p>
          </table:table-cell>
          <table:table-cell office:value-type="float" office:value="98885.4">
            <text:p>98885,4</text:p>
          </table:table-cell>
          <table:table-cell office:value-type="float" office:value="945.4">
            <text:p>945,4</text:p>
          </table:table-cell>
          <table:table-cell office:value-type="float" office:value="104145">
            <text:p>104145</text:p>
          </table:table-cell>
          <table:table-cell office:value-type="float" office:value="947">
            <text:p>947</text:p>
          </table:table-cell>
          <table:table-cell office:value-type="float" office:value="85680">
            <text:p>85680</text:p>
          </table:table-cell>
          <table:table-cell office:value-type="float" office:value="945">
            <text:p>945</text:p>
          </table:table-cell>
          <table:table-cell office:value-type="float" office:value="84887">
            <text:p>84887</text:p>
          </table:table-cell>
          <table:table-cell office:value-type="float" office:value="946.6">
            <text:p>946,6</text:p>
          </table:table-cell>
          <table:table-cell office:value-type="float" office:value="87099">
            <text:p>87099</text:p>
          </table:table-cell>
          <table:table-cell office:value-type="float" office:value="947">
            <text:p>947</text:p>
          </table:table-cell>
          <table:table-cell office:value-type="float" office:value="84296">
            <text:p>84296</text:p>
          </table:table-cell>
          <table:table-cell office:value-type="float" office:value="945">
            <text:p>945</text:p>
          </table:table-cell>
          <table:table-cell office:value-type="float" office:value="86104.8">
            <text:p>86104,8</text:p>
          </table:table-cell>
          <table:table-cell office:value-type="float" office:value="946.6">
            <text:p>946,6</text:p>
          </table:table-cell>
          <table:table-cell office:value-type="float" office:value="90281">
            <text:p>90281</text:p>
          </table:table-cell>
          <table:table-cell office:value-type="float" office:value="947">
            <text:p>947</text:p>
          </table:table-cell>
          <table:table-cell office:value-type="float" office:value="87374">
            <text:p>87374</text:p>
          </table:table-cell>
          <table:table-cell office:value-type="float" office:value="945">
            <text:p>945</text:p>
          </table:table-cell>
          <table:table-cell office:value-type="float" office:value="91603.2">
            <text:p>91603,2</text:p>
          </table:table-cell>
          <table:table-cell office:value-type="float" office:value="946.4">
            <text:p>946,4</text:p>
          </table:table-cell>
          <table:table-cell office:value-type="float" office:value="85717">
            <text:p>85717</text:p>
          </table:table-cell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980410">
            <text:p>980410</text:p>
          </table:table-cell>
          <table:table-cell office:value-type="float" office:value="947">
            <text:p>947</text:p>
          </table:table-cell>
          <table:table-cell office:value-type="float" office:value="739774">
            <text:p>739774</text:p>
          </table:table-cell>
          <table:table-cell office:value-type="float" office:value="943">
            <text:p>943</text:p>
          </table:table-cell>
          <table:table-cell office:value-type="float" office:value="731658.8">
            <text:p>731658,8</text:p>
          </table:table-cell>
          <table:table-cell office:value-type="float" office:value="944.6">
            <text:p>944,6</text:p>
          </table:table-cell>
          <table:table-cell office:value-type="float" office:value="764840">
            <text:p>764840</text:p>
          </table:table-cell>
          <table:table-cell office:value-type="float" office:value="945">
            <text:p>945</text:p>
          </table:table-cell>
          <table:table-cell office:value-type="float" office:value="825090">
            <text:p>825090</text:p>
          </table:table-cell>
          <table:table-cell office:value-type="float" office:value="943">
            <text:p>943</text:p>
          </table:table-cell>
          <table:table-cell office:value-type="float" office:value="800055.6">
            <text:p>800055,6</text:p>
          </table:table-cell>
          <table:table-cell office:value-type="float" office:value="944.6">
            <text:p>944,6</text:p>
          </table:table-cell>
          <table:table-cell office:value-type="float" office:value="828469">
            <text:p>828469</text:p>
          </table:table-cell>
          <table:table-cell office:value-type="float" office:value="945">
            <text:p>945</text:p>
          </table:table-cell>
          <table:table-cell office:value-type="float" office:value="798294">
            <text:p>798294</text:p>
          </table:table-cell>
          <table:table-cell office:value-type="float" office:value="943">
            <text:p>943</text:p>
          </table:table-cell>
          <table:table-cell office:value-type="float" office:value="772623.2">
            <text:p>772623,2</text:p>
          </table:table-cell>
          <table:table-cell office:value-type="float" office:value="944.6">
            <text:p>944,6</text:p>
          </table:table-cell>
          <table:table-cell office:value-type="float" office:value="787127">
            <text:p>787127</text:p>
          </table:table-cell>
          <table:table-cell office:value-type="float" office:value="945">
            <text:p>945</text:p>
          </table:table-cell>
          <table:table-cell office:value-type="float" office:value="782393">
            <text:p>782393</text:p>
          </table:table-cell>
          <table:table-cell office:value-type="float" office:value="943">
            <text:p>943</text:p>
          </table:table-cell>
          <table:table-cell office:value-type="float" office:value="791835.4">
            <text:p>791835,4</text:p>
          </table:table-cell>
          <table:table-cell office:value-type="float" office:value="944.2">
            <text:p>944,2</text:p>
          </table:table-cell>
          <table:table-cell office:value-type="float" office:value="809236">
            <text:p>809236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float" office:value="6582835">
            <text:p>6582835</text:p>
          </table:table-cell>
          <table:table-cell office:value-type="float" office:value="947">
            <text:p>947</text:p>
          </table:table-cell>
          <table:table-cell office:value-type="float" office:value="6191070">
            <text:p>6191070</text:p>
          </table:table-cell>
          <table:table-cell office:value-type="float" office:value="943">
            <text:p>943</text:p>
          </table:table-cell>
          <table:table-cell office:value-type="float" office:value="6009736.8">
            <text:p>6009736,8</text:p>
          </table:table-cell>
          <table:table-cell office:value-type="float" office:value="944.6">
            <text:p>944,6</text:p>
          </table:table-cell>
          <table:table-cell office:value-type="float" office:value="6242376">
            <text:p>6242376</text:p>
          </table:table-cell>
          <table:table-cell office:value-type="float" office:value="945">
            <text:p>945</text:p>
          </table:table-cell>
          <table:table-cell office:value-type="float" office:value="7088793">
            <text:p>7088793</text:p>
          </table:table-cell>
          <table:table-cell office:value-type="float" office:value="943">
            <text:p>943</text:p>
          </table:table-cell>
          <table:table-cell office:value-type="float" office:value="7017148.4">
            <text:p>7017148,4</text:p>
          </table:table-cell>
          <table:table-cell office:value-type="float" office:value="945">
            <text:p>945</text:p>
          </table:table-cell>
          <table:table-cell office:value-type="float" office:value="6781477">
            <text:p>6781477</text:p>
          </table:table-cell>
          <table:table-cell office:value-type="float" office:value="947">
            <text:p>947</text:p>
          </table:table-cell>
          <table:table-cell office:value-type="float" office:value="6904218">
            <text:p>6904218</text:p>
          </table:table-cell>
          <table:table-cell office:value-type="float" office:value="945">
            <text:p>945</text:p>
          </table:table-cell>
          <table:table-cell office:value-type="float" office:value="6961851.6">
            <text:p>6961851,6</text:p>
          </table:table-cell>
          <table:table-cell office:value-type="float" office:value="945.4">
            <text:p>945,4</text:p>
          </table:table-cell>
          <table:table-cell office:value-type="float" office:value="6898574">
            <text:p>6898574</text:p>
          </table:table-cell>
          <table:table-cell office:value-type="float" office:value="947">
            <text:p>947</text:p>
          </table:table-cell>
          <table:table-cell office:value-type="float" office:value="6820628">
            <text:p>6820628</text:p>
          </table:table-cell>
          <table:table-cell office:value-type="float" office:value="945">
            <text:p>945</text:p>
          </table:table-cell>
          <table:table-cell office:value-type="float" office:value="6951403.4">
            <text:p>6951403,4</text:p>
          </table:table-cell>
          <table:table-cell office:value-type="float" office:value="945">
            <text:p>945</text:p>
          </table:table-cell>
          <table:table-cell office:value-type="float" office:value="7157749">
            <text:p>7157749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float" office:value="62602112">
            <text:p>62602112</text:p>
          </table:table-cell>
          <table:table-cell office:value-type="float" office:value="947">
            <text:p>947</text:p>
          </table:table-cell>
          <table:table-cell office:value-type="float" office:value="50614280">
            <text:p>50614280</text:p>
          </table:table-cell>
          <table:table-cell office:value-type="float" office:value="943">
            <text:p>943</text:p>
          </table:table-cell>
          <table:table-cell office:value-type="float" office:value="47868464">
            <text:p>47868464</text:p>
          </table:table-cell>
          <table:table-cell office:value-type="float" office:value="944.6">
            <text:p>944,6</text:p>
          </table:table-cell>
          <table:table-cell office:value-type="float" office:value="50959960">
            <text:p>50959960</text:p>
          </table:table-cell>
          <table:table-cell office:value-type="float" office:value="945">
            <text:p>945</text:p>
          </table:table-cell>
          <table:table-cell office:value-type="float" office:value="62687279">
            <text:p>62687279</text:p>
          </table:table-cell>
          <table:table-cell office:value-type="float" office:value="943">
            <text:p>943</text:p>
          </table:table-cell>
          <table:table-cell office:value-type="float" office:value="62593723.6">
            <text:p>62593723,6</text:p>
          </table:table-cell>
          <table:table-cell office:value-type="float" office:value="945">
            <text:p>945</text:p>
          </table:table-cell>
          <table:table-cell office:value-type="float" office:value="62376846">
            <text:p>62376846</text:p>
          </table:table-cell>
          <table:table-cell office:value-type="float" office:value="947">
            <text:p>947</text:p>
          </table:table-cell>
          <table:table-cell office:value-type="float" office:value="62458902">
            <text:p>62458902</text:p>
          </table:table-cell>
          <table:table-cell office:value-type="float" office:value="943">
            <text:p>943</text:p>
          </table:table-cell>
          <table:table-cell office:value-type="float" office:value="62534832.4">
            <text:p>62534832,4</text:p>
          </table:table-cell>
          <table:table-cell office:value-type="float" office:value="944.6">
            <text:p>944,6</text:p>
          </table:table-cell>
          <table:table-cell office:value-type="float" office:value="62648373">
            <text:p>62648373</text:p>
          </table:table-cell>
          <table:table-cell office:value-type="float" office:value="945">
            <text:p>945</text:p>
          </table:table-cell>
          <table:table-cell office:value-type="float" office:value="62524286">
            <text:p>62524286</text:p>
          </table:table-cell>
          <table:table-cell office:value-type="float" office:value="943">
            <text:p>943</text:p>
          </table:table-cell>
          <table:table-cell office:value-type="float" office:value="62489733">
            <text:p>62489733</text:p>
          </table:table-cell>
          <table:table-cell office:value-type="float" office:value="944.2">
            <text:p>944,2</text:p>
          </table:table-cell>
          <table:table-cell office:value-type="float" office:value="62857523">
            <text:p>62857523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>
            <draw:frame table:end-cell-address="'ABZ6 10C_MMM_OI'.G31" table:end-x="1.299cm" table:end-y="0.057cm" draw:z-index="0" draw:style-name="gr1" svg:width="22.543cm" svg:height="10.895cm" svg:x="0.001cm" svg:y="0.001cm">
              <draw:object draw:notify-on-update-of-ranges="'ABZ6 10C_MMM_OI'.A1:'ABZ6 10C_MMM_OI'.A1 'ABZ6 10C_MMM_OI'.B1:'ABZ6 10C_MMM_OI'.B1 'ABZ6 10C_MMM_OI'.B2:'ABZ6 10C_MMM_OI'.B5 'ABZ6 10C_MMM_OI'.A2:'ABZ6 10C_MMM_OI'.A5 'ABZ6 10C_MMM_OI'.D1:'ABZ6 10C_MMM_OI'.D1 'ABZ6 10C_MMM_OI'.D2:'ABZ6 10C_MMM_OI'.D5 'ABZ6 10C_MMM_OI'.C2:'ABZ6 10C_MMM_OI'.C5 'ABZ6 10C_MMM_OI'.F1:'ABZ6 10C_MMM_OI'.F1 'ABZ6 10C_MMM_OI'.F2:'ABZ6 10C_MMM_OI'.F5 'ABZ6 10C_MMM_OI'.E2:'ABZ6 10C_MMM_OI'.E5 'ABZ6 10C_MMM_OI'.H1:'ABZ6 10C_MMM_OI'.H1 'ABZ6 10C_MMM_OI'.H2:'ABZ6 10C_MMM_OI'.H5 'ABZ6 10C_MMM_OI'.G2:'ABZ6 10C_MMM_OI'.G5 'ABZ6 10C_MMM_OI'.J1:'ABZ6 10C_MMM_OI'.J1 'ABZ6 10C_MMM_OI'.J2:'ABZ6 10C_MMM_OI'.J5 'ABZ6 10C_MMM_OI'.I2:'ABZ6 10C_MMM_OI'.I5 'ABZ6 10C_MMM_OI'.L1:'ABZ6 10C_MMM_OI'.L1 'ABZ6 10C_MMM_OI'.L2:'ABZ6 10C_MMM_OI'.L5 'ABZ6 10C_MMM_OI'.K2:'ABZ6 10C_MMM_OI'.K5 'ABZ6 10C_MMM_OI'.N1:'ABZ6 10C_MMM_OI'.N1 'ABZ6 10C_MMM_OI'.N2:'ABZ6 10C_MMM_OI'.N5 'ABZ6 10C_MMM_OI'.M2:'ABZ6 10C_MMM_OI'.M5 'ABZ6 10C_MMM_OI'.P1:'ABZ6 10C_MMM_OI'.P1 'ABZ6 10C_MMM_OI'.P2:'ABZ6 10C_MMM_OI'.P5 'ABZ6 10C_MMM_OI'.O2:'ABZ6 10C_MMM_OI'.O5 'ABZ6 10C_MMM_OI'.R1:'ABZ6 10C_MMM_OI'.R1 'ABZ6 10C_MMM_OI'.R2:'ABZ6 10C_MMM_OI'.R5 'ABZ6 10C_MMM_OI'.Q2:'ABZ6 10C_MMM_OI'.Q5 'ABZ6 10C_MMM_OI'.T1:'ABZ6 10C_MMM_OI'.T1 'ABZ6 10C_MMM_OI'.T2:'ABZ6 10C_MMM_OI'.T5 'ABZ6 10C_MMM_OI'.S2:'ABZ6 10C_MMM_OI'.S5 'ABZ6 10C_MMM_OI'.V1:'ABZ6 10C_MMM_OI'.V1 'ABZ6 10C_MMM_OI'.V2:'ABZ6 10C_MMM_OI'.V5 'ABZ6 10C_MMM_OI'.U2:'ABZ6 10C_MMM_OI'.U5 'ABZ6 10C_MMM_OI'.X1:'ABZ6 10C_MMM_OI'.X1 'ABZ6 10C_MMM_OI'.X2:'ABZ6 10C_MMM_OI'.X5 'ABZ6 10C_MMM_OI'.W2:'ABZ6 10C_MMM_OI'.W5 'ABZ6 10C_MMM_OI'.Z1:'ABZ6 10C_MMM_OI'.Z1 'ABZ6 10C_MMM_OI'.Z2:'ABZ6 10C_MMM_OI'.Z5 'ABZ6 10C_MMM_OI'.Y2:'ABZ6 10C_MMM_OI'.Y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6"/>
          <table:table-cell table:style-name="ce1" office:value-type="float" office:value="1238">
            <text:p>1238</text:p>
          </table:table-cell>
          <table:table-cell table:style-name="ce1" office:value-type="float" office:value="62567778">
            <text:p>62567778</text:p>
          </table:table-cell>
          <table:table-cell table:number-columns-repeated="8"/>
        </table:table-row>
        <table:table-row table:style-name="ro1">
          <table:table-cell table:number-columns-repeated="16"/>
          <table:table-cell table:style-name="ce2" office:value-type="float" office:value="1234">
            <text:p>1234</text:p>
          </table:table-cell>
          <table:table-cell table:style-name="ce2" office:value-type="float" office:value="62326416">
            <text:p>62326416</text:p>
          </table:table-cell>
          <table:table-cell table:number-columns-repeated="8"/>
        </table:table-row>
        <table:table-row table:style-name="ro1">
          <table:table-cell table:number-columns-repeated="16"/>
          <table:table-cell table:style-name="ce2" office:value-type="float" office:value="1238">
            <text:p>1238</text:p>
          </table:table-cell>
          <table:table-cell table:style-name="ce2" office:value-type="float" office:value="62156646">
            <text:p>62156646</text:p>
          </table:table-cell>
          <table:table-cell table:number-columns-repeated="8"/>
        </table:table-row>
        <table:table-row table:style-name="ro1">
          <table:table-cell table:number-columns-repeated="16"/>
          <table:table-cell table:style-name="ce2" office:value-type="float" office:value="1236">
            <text:p>1236</text:p>
          </table:table-cell>
          <table:table-cell table:style-name="ce2" office:value-type="float" office:value="61924018">
            <text:p>61924018</text:p>
          </table:table-cell>
          <table:table-cell table:number-columns-repeated="8"/>
        </table:table-row>
        <table:table-row table:style-name="ro1">
          <table:table-cell table:number-columns-repeated="16"/>
          <table:table-cell table:style-name="ce2" office:value-type="float" office:value="1236">
            <text:p>1236</text:p>
          </table:table-cell>
          <table:table-cell table:style-name="ce2" office:value-type="float" office:value="62101820">
            <text:p>62101820</text:p>
          </table:table-cell>
          <table:table-cell table:number-columns-repeated="8"/>
        </table:table-row>
        <table:table-row table:style-name="ro1">
          <table:table-cell table:number-columns-repeated="16"/>
          <table:table-cell table:formula="of:= SUM ([.Q9:.Q13])/5" office:value-type="float" office:value="1236.4">
            <text:p>1236,4</text:p>
          </table:table-cell>
          <table:table-cell table:formula="of:= SUM ([.R9:.R13])/5" office:value-type="float" office:value="62215335.6">
            <text:p>62215335,6</text:p>
          </table:table-cell>
          <table:table-cell table:number-columns-repeated="8"/>
        </table:table-row>
      </table:table>
      <table:table table:name="ABZ6 100C_MMM_O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CP (melhor solução)</text:p>
          </table:table-cell>
          <table:table-cell office:value-type="string">
            <text:p>Soluções computadas</text:p>
          </table:table-cell>
          <table:table-cell office:value-type="string">
            <text:p>CP (média 5 rodadas)</text:p>
          </table:table-cell>
          <table:table-cell office:value-type="string">
            <text:p>Soluções computadas</text:p>
          </table:table-cell>
          <table:table-cell office:value-type="string">
            <text:p>CP (pior solução)</text:p>
          </table:table-cell>
          <table:table-cell office:value-type="string">
            <text:p>Soluções computadas</text:p>
          </table:table-cell>
          <table:table-cell office:value-type="string">
            <text:p>AHS MPS/BT (melhor solução)</text:p>
          </table:table-cell>
          <table:table-cell office:value-type="string">
            <text:p>Soluções computadas</text:p>
          </table:table-cell>
          <table:table-cell office:value-type="string">
            <text:p>AHS MPS/BT (média 5 rodadas)</text:p>
          </table:table-cell>
          <table:table-cell office:value-type="string">
            <text:p>Soluções computadas</text:p>
          </table:table-cell>
          <table:table-cell office:value-type="string">
            <text:p>AHS MPS/BT (pior solução)</text:p>
          </table:table-cell>
          <table:table-cell office:value-type="string">
            <text:p>Soluções computadas</text:p>
          </table:table-cell>
          <table:table-cell office:value-type="string">
            <text:p>VH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 MPS/BT (pior solução)</text:p>
          </table:table-cell>
          <table:table-cell office:value-type="string">
            <text:p>Soluções computadas</text:p>
          </table:table-cell>
          <table:table-cell office:value-type="string">
            <text:p>VHM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M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M MPS/BT (pior solução)</text:p>
          </table:table-cell>
        </table:table-row>
        <table:table-row table:style-name="ro1">
          <table:table-cell office:value-type="float" office:value="117798">
            <text:p>117798</text:p>
          </table:table-cell>
          <table:table-cell office:value-type="float" office:value="947">
            <text:p>947</text:p>
          </table:table-cell>
          <table:table-cell office:value-type="float" office:value="173770">
            <text:p>173770</text:p>
          </table:table-cell>
          <table:table-cell office:value-type="float" office:value="945">
            <text:p>945</text:p>
          </table:table-cell>
          <table:table-cell office:value-type="float" office:value="173616.2">
            <text:p>173616,2</text:p>
          </table:table-cell>
          <table:table-cell office:value-type="float" office:value="950">
            <text:p>950</text:p>
          </table:table-cell>
          <table:table-cell office:value-type="float" office:value="175105">
            <text:p>175105</text:p>
          </table:table-cell>
          <table:table-cell office:value-type="float" office:value="958">
            <text:p>958</text:p>
          </table:table-cell>
          <table:table-cell office:value-type="float" office:value="87954">
            <text:p>87954</text:p>
          </table:table-cell>
          <table:table-cell office:value-type="float" office:value="947">
            <text:p>947</text:p>
          </table:table-cell>
          <table:table-cell office:value-type="float" office:value="90825.4">
            <text:p>90825,4</text:p>
          </table:table-cell>
          <table:table-cell office:value-type="float" office:value="947.8">
            <text:p>947,8</text:p>
          </table:table-cell>
          <table:table-cell office:value-type="float" office:value="96533">
            <text:p>96533</text:p>
          </table:table-cell>
          <table:table-cell office:value-type="float" office:value="948">
            <text:p>948</text:p>
          </table:table-cell>
          <table:table-cell office:value-type="float" office:value="94725">
            <text:p>94725</text:p>
          </table:table-cell>
          <table:table-cell office:value-type="float" office:value="947">
            <text:p>947</text:p>
          </table:table-cell>
          <table:table-cell office:value-type="float" office:value="90316">
            <text:p>90316</text:p>
          </table:table-cell>
          <table:table-cell office:value-type="float" office:value="951.4">
            <text:p>951,4</text:p>
          </table:table-cell>
          <table:table-cell office:value-type="float" office:value="88738">
            <text:p>88738</text:p>
          </table:table-cell>
          <table:table-cell office:value-type="float" office:value="966">
            <text:p>966</text:p>
          </table:table-cell>
          <table:table-cell office:value-type="float" office:value="94914">
            <text:p>94914</text:p>
          </table:table-cell>
          <table:table-cell office:value-type="float" office:value="947">
            <text:p>947</text:p>
          </table:table-cell>
          <table:table-cell office:value-type="float" office:value="95670.2">
            <text:p>95670,2</text:p>
          </table:table-cell>
          <table:table-cell office:value-type="float" office:value="948">
            <text:p>948</text:p>
          </table:table-cell>
          <table:table-cell office:value-type="float" office:value="100974">
            <text:p>100974</text:p>
          </table:table-cell>
          <table:table-cell office:value-type="float" office:value="951">
            <text:p>951</text:p>
          </table:table-cell>
        </table:table-row>
        <table:table-row table:style-name="ro1">
          <table:table-cell office:value-type="float" office:value="980410">
            <text:p>980410</text:p>
          </table:table-cell>
          <table:table-cell office:value-type="float" office:value="947">
            <text:p>947</text:p>
          </table:table-cell>
          <table:table-cell office:value-type="float" office:value="954672">
            <text:p>954672</text:p>
          </table:table-cell>
          <table:table-cell office:value-type="float" office:value="943">
            <text:p>943</text:p>
          </table:table-cell>
          <table:table-cell office:value-type="float" office:value="949477.2">
            <text:p>949477,2</text:p>
          </table:table-cell>
          <table:table-cell office:value-type="float" office:value="944.6">
            <text:p>944,6</text:p>
          </table:table-cell>
          <table:table-cell office:value-type="float" office:value="972616">
            <text:p>972616</text:p>
          </table:table-cell>
          <table:table-cell office:value-type="float" office:value="945">
            <text:p>945</text:p>
          </table:table-cell>
          <table:table-cell office:value-type="float" office:value="738673">
            <text:p>738673</text:p>
          </table:table-cell>
          <table:table-cell office:value-type="float" office:value="943">
            <text:p>943</text:p>
          </table:table-cell>
          <table:table-cell office:value-type="float" office:value="756581.8">
            <text:p>756581,8</text:p>
          </table:table-cell>
          <table:table-cell office:value-type="float" office:value="944.6">
            <text:p>944,6</text:p>
          </table:table-cell>
          <table:table-cell office:value-type="float" office:value="751813">
            <text:p>751813</text:p>
          </table:table-cell>
          <table:table-cell office:value-type="float" office:value="947">
            <text:p>947</text:p>
          </table:table-cell>
          <table:table-cell office:value-type="float" office:value="703319">
            <text:p>703319</text:p>
          </table:table-cell>
          <table:table-cell office:value-type="float" office:value="943">
            <text:p>943</text:p>
          </table:table-cell>
          <table:table-cell office:value-type="float" office:value="717105">
            <text:p>717105</text:p>
          </table:table-cell>
          <table:table-cell office:value-type="float" office:value="945.4">
            <text:p>945,4</text:p>
          </table:table-cell>
          <table:table-cell office:value-type="float" office:value="732906">
            <text:p>732906</text:p>
          </table:table-cell>
          <table:table-cell office:value-type="float" office:value="947">
            <text:p>947</text:p>
          </table:table-cell>
          <table:table-cell office:value-type="float" office:value="761054">
            <text:p>761054</text:p>
          </table:table-cell>
          <table:table-cell office:value-type="float" office:value="943">
            <text:p>943</text:p>
          </table:table-cell>
          <table:table-cell office:value-type="float" office:value="759727.4">
            <text:p>759727,4</text:p>
          </table:table-cell>
          <table:table-cell office:value-type="float" office:value="945.4">
            <text:p>945,4</text:p>
          </table:table-cell>
          <table:table-cell office:value-type="float" office:value="771318">
            <text:p>771318</text:p>
          </table:table-cell>
          <table:table-cell office:value-type="float" office:value="947">
            <text:p>947</text:p>
          </table:table-cell>
        </table:table-row>
        <table:table-row table:style-name="ro1">
          <table:table-cell office:value-type="float" office:value="6582835">
            <text:p>6582835</text:p>
          </table:table-cell>
          <table:table-cell office:value-type="float" office:value="947">
            <text:p>947</text:p>
          </table:table-cell>
          <table:table-cell office:value-type="float" office:value="6991412">
            <text:p>6991412</text:p>
          </table:table-cell>
          <table:table-cell office:value-type="float" office:value="943">
            <text:p>943</text:p>
          </table:table-cell>
          <table:table-cell office:value-type="float" office:value="7132346.6">
            <text:p>7132346,6</text:p>
          </table:table-cell>
          <table:table-cell office:value-type="float" office:value="943.8">
            <text:p>943,8</text:p>
          </table:table-cell>
          <table:table-cell office:value-type="float" office:value="7226968">
            <text:p>7226968</text:p>
          </table:table-cell>
          <table:table-cell office:value-type="float" office:value="945">
            <text:p>945</text:p>
          </table:table-cell>
          <table:table-cell office:value-type="float" office:value="7280127">
            <text:p>7280127</text:p>
          </table:table-cell>
          <table:table-cell office:value-type="float" office:value="943">
            <text:p>943</text:p>
          </table:table-cell>
          <table:table-cell office:value-type="float" office:value="7320032.8">
            <text:p>7320032,8</text:p>
          </table:table-cell>
          <table:table-cell office:value-type="float" office:value="943">
            <text:p>943</text:p>
          </table:table-cell>
          <table:table-cell office:value-type="float" office:value="7378173">
            <text:p>7378173</text:p>
          </table:table-cell>
          <table:table-cell office:value-type="float" office:value="943">
            <text:p>943</text:p>
          </table:table-cell>
          <table:table-cell office:value-type="float" office:value="6812024">
            <text:p>6812024</text:p>
          </table:table-cell>
          <table:table-cell office:value-type="float" office:value="943">
            <text:p>943</text:p>
          </table:table-cell>
          <table:table-cell office:value-type="float" office:value="6849078.8">
            <text:p>6849078,8</text:p>
          </table:table-cell>
          <table:table-cell office:value-type="float" office:value="943.8">
            <text:p>943,8</text:p>
          </table:table-cell>
          <table:table-cell office:value-type="float" office:value="6908234">
            <text:p>6908234</text:p>
          </table:table-cell>
          <table:table-cell office:value-type="float" office:value="945">
            <text:p>945</text:p>
          </table:table-cell>
          <table:table-cell office:value-type="float" office:value="7106004">
            <text:p>7106004</text:p>
          </table:table-cell>
          <table:table-cell office:value-type="float" office:value="943">
            <text:p>943</text:p>
          </table:table-cell>
          <table:table-cell office:value-type="float" office:value="7221071.2">
            <text:p>7221071,2</text:p>
          </table:table-cell>
          <table:table-cell office:value-type="float" office:value="943">
            <text:p>943</text:p>
          </table:table-cell>
          <table:table-cell office:value-type="float" office:value="7357722">
            <text:p>7357722</text:p>
          </table:table-cell>
          <table:table-cell office:value-type="float" office:value="943">
            <text:p>943</text:p>
          </table:table-cell>
        </table:table-row>
        <table:table-row table:style-name="ro1">
          <table:table-cell office:value-type="float" office:value="62602112">
            <text:p>62602112</text:p>
          </table:table-cell>
          <table:table-cell office:value-type="float" office:value="947">
            <text:p>947</text:p>
          </table:table-cell>
          <table:table-cell office:value-type="float" office:value="57994601">
            <text:p>57994601</text:p>
          </table:table-cell>
          <table:table-cell office:value-type="float" office:value="943">
            <text:p>943</text:p>
          </table:table-cell>
          <table:table-cell office:value-type="float" office:value="58793910.2">
            <text:p>58793910,2</text:p>
          </table:table-cell>
          <table:table-cell office:value-type="float" office:value="943">
            <text:p>943</text:p>
          </table:table-cell>
          <table:table-cell office:value-type="float" office:value="59878469">
            <text:p>59878469</text:p>
          </table:table-cell>
          <table:table-cell office:value-type="float" office:value="943">
            <text:p>943</text:p>
          </table:table-cell>
          <table:table-cell office:value-type="float" office:value="67762505">
            <text:p>67762505</text:p>
          </table:table-cell>
          <table:table-cell office:value-type="float" office:value="943">
            <text:p>943</text:p>
          </table:table-cell>
          <table:table-cell office:value-type="float" office:value="68459975">
            <text:p>68459975</text:p>
          </table:table-cell>
          <table:table-cell office:value-type="float" office:value="943.4">
            <text:p>943,4</text:p>
          </table:table-cell>
          <table:table-cell office:value-type="float" office:value="69263835">
            <text:p>69263835</text:p>
          </table:table-cell>
          <table:table-cell office:value-type="float" office:value="945">
            <text:p>945</text:p>
          </table:table-cell>
          <table:table-cell office:value-type="float" office:value="65524044">
            <text:p>65524044</text:p>
          </table:table-cell>
          <table:table-cell office:value-type="float" office:value="943">
            <text:p>943</text:p>
          </table:table-cell>
          <table:table-cell office:value-type="float" office:value="65624223.8">
            <text:p>65624223,8</text:p>
          </table:table-cell>
          <table:table-cell office:value-type="float" office:value="943">
            <text:p>943</text:p>
          </table:table-cell>
          <table:table-cell office:value-type="float" office:value="65836476">
            <text:p>65836476</text:p>
          </table:table-cell>
          <table:table-cell office:value-type="float" office:value="943">
            <text:p>943</text:p>
          </table:table-cell>
          <table:table-cell office:value-type="float" office:value="66553539">
            <text:p>66553539</text:p>
          </table:table-cell>
          <table:table-cell office:value-type="float" office:value="943">
            <text:p>943</text:p>
          </table:table-cell>
          <table:table-cell office:value-type="float" office:value="67414825.2">
            <text:p>67414825,2</text:p>
          </table:table-cell>
          <table:table-cell office:value-type="float" office:value="943.8">
            <text:p>943,8</text:p>
          </table:table-cell>
          <table:table-cell office:value-type="float" office:value="68748570">
            <text:p>68748570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>
            <draw:frame table:end-cell-address="'ABZ6 100C_MMM_OI'.G31" table:end-x="1.299cm" table:end-y="0.057cm" draw:z-index="0" draw:style-name="gr1" svg:width="22.543cm" svg:height="10.895cm" svg:x="0.001cm" svg:y="0.001cm">
              <draw:object draw:notify-on-update-of-ranges="'ABZ6 100C_MMM_OI'.A1:'ABZ6 100C_MMM_OI'.A1 'ABZ6 100C_MMM_OI'.B1:'ABZ6 100C_MMM_OI'.B1 'ABZ6 100C_MMM_OI'.B2:'ABZ6 100C_MMM_OI'.B5 'ABZ6 100C_MMM_OI'.A2:'ABZ6 100C_MMM_OI'.A5 'ABZ6 100C_MMM_OI'.D1:'ABZ6 100C_MMM_OI'.D1 'ABZ6 100C_MMM_OI'.D2:'ABZ6 100C_MMM_OI'.D5 'ABZ6 100C_MMM_OI'.C2:'ABZ6 100C_MMM_OI'.C5 'ABZ6 100C_MMM_OI'.F1:'ABZ6 100C_MMM_OI'.F1 'ABZ6 100C_MMM_OI'.F2:'ABZ6 100C_MMM_OI'.F5 'ABZ6 100C_MMM_OI'.E2:'ABZ6 100C_MMM_OI'.E5 'ABZ6 100C_MMM_OI'.H1:'ABZ6 100C_MMM_OI'.H1 'ABZ6 100C_MMM_OI'.H2:'ABZ6 100C_MMM_OI'.H5 'ABZ6 100C_MMM_OI'.G2:'ABZ6 100C_MMM_OI'.G5 'ABZ6 100C_MMM_OI'.J1:'ABZ6 100C_MMM_OI'.J1 'ABZ6 100C_MMM_OI'.J2:'ABZ6 100C_MMM_OI'.J5 'ABZ6 100C_MMM_OI'.I2:'ABZ6 100C_MMM_OI'.I5 'ABZ6 100C_MMM_OI'.L1:'ABZ6 100C_MMM_OI'.L1 'ABZ6 100C_MMM_OI'.L2:'ABZ6 100C_MMM_OI'.L5 'ABZ6 100C_MMM_OI'.K2:'ABZ6 100C_MMM_OI'.K5 'ABZ6 100C_MMM_OI'.N1:'ABZ6 100C_MMM_OI'.N1 'ABZ6 100C_MMM_OI'.N2:'ABZ6 100C_MMM_OI'.N5 'ABZ6 100C_MMM_OI'.M2:'ABZ6 100C_MMM_OI'.M5 'ABZ6 100C_MMM_OI'.P1:'ABZ6 100C_MMM_OI'.P1 'ABZ6 100C_MMM_OI'.P2:'ABZ6 100C_MMM_OI'.P5 'ABZ6 100C_MMM_OI'.O2:'ABZ6 100C_MMM_OI'.O5 'ABZ6 100C_MMM_OI'.R1:'ABZ6 100C_MMM_OI'.R1 'ABZ6 100C_MMM_OI'.R2:'ABZ6 100C_MMM_OI'.R5 'ABZ6 100C_MMM_OI'.Q2:'ABZ6 100C_MMM_OI'.Q5 'ABZ6 100C_MMM_OI'.T1:'ABZ6 100C_MMM_OI'.T1 'ABZ6 100C_MMM_OI'.T2:'ABZ6 100C_MMM_OI'.T5 'ABZ6 100C_MMM_OI'.S2:'ABZ6 100C_MMM_OI'.S5 'ABZ6 100C_MMM_OI'.V1:'ABZ6 100C_MMM_OI'.V1 'ABZ6 100C_MMM_OI'.V2:'ABZ6 100C_MMM_OI'.V5 'ABZ6 100C_MMM_OI'.U2:'ABZ6 100C_MMM_OI'.U5 'ABZ6 100C_MMM_OI'.X1:'ABZ6 100C_MMM_OI'.X1 'ABZ6 100C_MMM_OI'.X2:'ABZ6 100C_MMM_OI'.X5 'ABZ6 100C_MMM_OI'.W2:'ABZ6 100C_MMM_OI'.W5 'ABZ6 100C_MMM_OI'.Z1:'ABZ6 100C_MMM_OI'.Z1 'ABZ6 100C_MMM_OI'.Z2:'ABZ6 100C_MMM_OI'.Z5 'ABZ6 100C_MMM_OI'.Y2:'ABZ6 100C_MMM_OI'.Y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6"/>
          <table:table-cell table:style-name="ce3"/>
          <table:table-cell table:number-columns-repeated="19"/>
        </table:table-row>
        <table:table-row table:style-name="ro1">
          <table:table-cell table:number-columns-repeated="7"/>
          <table:table-cell office:value-type="string">
            <text:p><text:s text:c="2"/></text:p>
          </table:table-cell>
          <table:table-cell table:number-columns-repeated="8"/>
          <table:table-cell table:style-name="ce1" office:value-type="float" office:value="68052742">
            <text:p>68052742</text:p>
          </table:table-cell>
          <table:table-cell table:number-columns-repeated="9"/>
        </table:table-row>
        <table:table-row table:style-name="ro1">
          <table:table-cell table:number-columns-repeated="16"/>
          <table:table-cell table:style-name="ce2" office:value-type="float" office:value="68244373">
            <text:p>68244373</text:p>
          </table:table-cell>
          <table:table-cell table:number-columns-repeated="9"/>
        </table:table-row>
        <table:table-row table:style-name="ro1">
          <table:table-cell table:number-columns-repeated="16"/>
          <table:table-cell table:style-name="ce2" office:value-type="float" office:value="67151224">
            <text:p>67151224</text:p>
          </table:table-cell>
          <table:table-cell table:number-columns-repeated="9"/>
        </table:table-row>
        <table:table-row table:style-name="ro1">
          <table:table-cell table:number-columns-repeated="16"/>
          <table:table-cell table:style-name="ce2" office:value-type="float" office:value="69300690">
            <text:p>69300690</text:p>
          </table:table-cell>
          <table:table-cell table:number-columns-repeated="9"/>
        </table:table-row>
        <table:table-row table:style-name="ro1">
          <table:table-cell table:number-columns-repeated="16"/>
          <table:table-cell table:style-name="ce2" office:value-type="float" office:value="69830093">
            <text:p>69830093</text:p>
          </table:table-cell>
          <table:table-cell table:number-columns-repeated="9"/>
        </table:table-row>
        <table:table-row table:style-name="ro1">
          <table:table-cell table:number-columns-repeated="16"/>
          <table:table-cell table:formula="of:= SUM ([.Q12:.Q16])/5" office:value-type="float" office:value="68515824.4">
            <text:p>68515824,4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31">31/01/2010</text:date>, <text:time>18:5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0T19:47:36.80</meta:creation-date>
    <dc:date>2010-01-31T18:58:11.71</dc:date>
    <meta:editing-duration>PT20H06M47S</meta:editing-duration>
    <meta:editing-cycles>68</meta:editing-cycles>
    <meta:generator>OpenOffice.org/3.1$Win32 OpenOffice.org_project/310m19$Build-9420</meta:generator>
    <meta:document-statistic meta:table-count="4" meta:cell-count="575" meta:object-count="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43" chart:maximum="959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dash" draw:stroke-dash="Fine_20_Dashed_20__28_var_29_" svg:stroke-width="0.088cm" svg:stroke-color="#4b1f6f" draw:fill-color="#4b1f6f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dash" draw:stroke-dash="_32__20_Dots_20_1_20_Dash" svg:stroke-width="0.088cm" svg:stroke-color="#4b1f6f" draw:fill-color="#4b1f6f"/>
      <style:text-properties fo:font-size="6pt" style:font-size-asian="6pt" style:font-size-complex="6pt"/>
    </style:style>
    <style:style style:name="ch15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6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8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9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20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21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22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3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 10 11 12" chart:style-name="ch1">
        <chart:title svg:x="1.707cm" svg:y="0.218cm" chart:style-name="ch2">
          <text:p>ABZ 6 - Busca Tabu X Modelos de hibridização &amp; Colisão de Partículas (resultado após 5 rodadas)</text:p>
        </chart:title>
        <chart:subtitle svg:x="0.292cm" svg:y="0.938cm" chart:style-name="ch3">
          <text:p>Modelos de hibridização: Tamanho da população = 12; N° de ciclos = 10; Ordem dos operadores invertida para AHS, VH e VHM;
Colisão de Partículas: Operador de Perturbação = M1; Operador de Exploração Local: Busca Tabu;
Busca Tabu: Método de geração de vizinhança = N5; Tamanho da lista tabu = 8; Número máximo de iterações = 100 a 100.000;
Multidão de Partículas Similar: Método de Cruzamento = C1 com 1 pt flutuante; Método de mutação = M7 (1 serviço).</text:p>
        </chart:subtitle>
        <chart:legend chart:legend-position="end" svg:x="17.369cm" svg:y="3.378cm" chart:style-name="ch4"/>
        <chart:plot-area chart:style-name="ch5" table:cell-range-address="'ABZ6 10C_MMM_OI'.A1:'ABZ6 10C_MMM_OI'.B5 'ABZ6 10C_MMM_OI'.D1:'ABZ6 10C_MMM_OI'.D5 'ABZ6 10C_MMM_OI'.F1:'ABZ6 10C_MMM_OI'.F5 'ABZ6 10C_MMM_OI'.H1:'ABZ6 10C_MMM_OI'.H5 'ABZ6 10C_MMM_OI'.J1:'ABZ6 10C_MMM_OI'.J5 'ABZ6 10C_MMM_OI'.L1:'ABZ6 10C_MMM_OI'.L5 'ABZ6 10C_MMM_OI'.N1:'ABZ6 10C_MMM_OI'.N5 'ABZ6 10C_MMM_OI'.P1:'ABZ6 10C_MMM_OI'.P5 'ABZ6 10C_MMM_OI'.R1:'ABZ6 10C_MMM_OI'.R5 'ABZ6 10C_MMM_OI'.T1:'ABZ6 10C_MMM_OI'.T5 'ABZ6 10C_MMM_OI'.V1:'ABZ6 10C_MMM_OI'.V5 'ABZ6 10C_MMM_OI'.X1:'ABZ6 10C_MMM_OI'.X5 'ABZ6 10C_MMM_OI'.Z1:'ABZ6 10C_MMM_OI'.Z5" chart:data-source-has-labels="both" svg:x="0.699cm" svg:y="2.956cm" svg:width="16.221cm" svg:height="7.49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'ABZ6 10C_MMM_OI'.A1:'ABZ6 10C_MMM_OI'.A1"/>
          </chart:axis>
          <chart:axis chart:dimension="y" chart:name="primary-y" chart:style-name="ch8">
            <chart:title svg:x="0.451cm" svg:y="7.155cm" chart:style-name="ch9">
              <text:p>Makespan</text:p>
            </chart:title>
            <chart:grid chart:style-name="ch10" chart:class="major"/>
          </chart:axis>
          <chart:series chart:style-name="ch11" chart:values-cell-range-address="'ABZ6 10C_MMM_OI'.B2:'ABZ6 10C_MMM_OI'.B5" chart:label-cell-address="'ABZ6 10C_MMM_OI'.B1:'ABZ6 10C_MMM_OI'.B1" chart:class="chart:scatter">
            <chart:domain table:cell-range-address="'ABZ6 10C_MMM_OI'.A2:'ABZ6 10C_MMM_OI'.A5"/>
            <chart:data-point chart:repeated="4"/>
          </chart:series>
          <chart:series chart:style-name="ch12" chart:values-cell-range-address="'ABZ6 10C_MMM_OI'.D2:'ABZ6 10C_MMM_OI'.D5" chart:label-cell-address="'ABZ6 10C_MMM_OI'.D1:'ABZ6 10C_MMM_OI'.D1" chart:class="chart:scatter">
            <chart:domain table:cell-range-address="'ABZ6 10C_MMM_OI'.C2:'ABZ6 10C_MMM_OI'.C5"/>
            <chart:data-point chart:repeated="4"/>
          </chart:series>
          <chart:series chart:style-name="ch13" chart:values-cell-range-address="'ABZ6 10C_MMM_OI'.F2:'ABZ6 10C_MMM_OI'.F5" chart:label-cell-address="'ABZ6 10C_MMM_OI'.F1:'ABZ6 10C_MMM_OI'.F1" chart:class="chart:scatter">
            <chart:domain table:cell-range-address="'ABZ6 10C_MMM_OI'.E2:'ABZ6 10C_MMM_OI'.E5"/>
            <chart:data-point chart:repeated="4"/>
          </chart:series>
          <chart:series chart:style-name="ch14" chart:values-cell-range-address="'ABZ6 10C_MMM_OI'.H2:'ABZ6 10C_MMM_OI'.H5" chart:label-cell-address="'ABZ6 10C_MMM_OI'.H1:'ABZ6 10C_MMM_OI'.H1" chart:class="chart:scatter">
            <chart:domain table:cell-range-address="'ABZ6 10C_MMM_OI'.G2:'ABZ6 10C_MMM_OI'.G5"/>
            <chart:data-point chart:repeated="4"/>
          </chart:series>
          <chart:series chart:style-name="ch15" chart:values-cell-range-address="'ABZ6 10C_MMM_OI'.J2:'ABZ6 10C_MMM_OI'.J5" chart:label-cell-address="'ABZ6 10C_MMM_OI'.J1:'ABZ6 10C_MMM_OI'.J1" chart:class="chart:scatter">
            <chart:domain table:cell-range-address="'ABZ6 10C_MMM_OI'.I2:'ABZ6 10C_MMM_OI'.I5"/>
            <chart:data-point chart:repeated="4"/>
          </chart:series>
          <chart:series chart:style-name="ch16" chart:values-cell-range-address="'ABZ6 10C_MMM_OI'.L2:'ABZ6 10C_MMM_OI'.L5" chart:label-cell-address="'ABZ6 10C_MMM_OI'.L1:'ABZ6 10C_MMM_OI'.L1" chart:class="chart:scatter">
            <chart:domain table:cell-range-address="'ABZ6 10C_MMM_OI'.K2:'ABZ6 10C_MMM_OI'.K5"/>
            <chart:data-point chart:repeated="4"/>
          </chart:series>
          <chart:series chart:style-name="ch17" chart:values-cell-range-address="'ABZ6 10C_MMM_OI'.N2:'ABZ6 10C_MMM_OI'.N5" chart:label-cell-address="'ABZ6 10C_MMM_OI'.N1:'ABZ6 10C_MMM_OI'.N1" chart:class="chart:scatter">
            <chart:domain table:cell-range-address="'ABZ6 10C_MMM_OI'.M2:'ABZ6 10C_MMM_OI'.M5"/>
            <chart:data-point chart:repeated="4"/>
          </chart:series>
          <chart:series chart:style-name="ch18" chart:values-cell-range-address="'ABZ6 10C_MMM_OI'.P2:'ABZ6 10C_MMM_OI'.P5" chart:label-cell-address="'ABZ6 10C_MMM_OI'.P1:'ABZ6 10C_MMM_OI'.P1" chart:class="chart:scatter">
            <chart:domain table:cell-range-address="'ABZ6 10C_MMM_OI'.O2:'ABZ6 10C_MMM_OI'.O5"/>
            <chart:data-point chart:repeated="4"/>
          </chart:series>
          <chart:series chart:style-name="ch19" chart:values-cell-range-address="'ABZ6 10C_MMM_OI'.R2:'ABZ6 10C_MMM_OI'.R5" chart:label-cell-address="'ABZ6 10C_MMM_OI'.R1:'ABZ6 10C_MMM_OI'.R1" chart:class="chart:scatter">
            <chart:domain table:cell-range-address="'ABZ6 10C_MMM_OI'.Q2:'ABZ6 10C_MMM_OI'.Q5"/>
            <chart:data-point chart:repeated="4"/>
          </chart:series>
          <chart:series chart:style-name="ch20" chart:values-cell-range-address="'ABZ6 10C_MMM_OI'.T2:'ABZ6 10C_MMM_OI'.T5" chart:label-cell-address="'ABZ6 10C_MMM_OI'.T1:'ABZ6 10C_MMM_OI'.T1" chart:class="chart:scatter">
            <chart:domain table:cell-range-address="'ABZ6 10C_MMM_OI'.S2:'ABZ6 10C_MMM_OI'.S5"/>
            <chart:data-point chart:repeated="4"/>
          </chart:series>
          <chart:series chart:style-name="ch21" chart:values-cell-range-address="'ABZ6 10C_MMM_OI'.V2:'ABZ6 10C_MMM_OI'.V5" chart:label-cell-address="'ABZ6 10C_MMM_OI'.V1:'ABZ6 10C_MMM_OI'.V1" chart:class="chart:scatter">
            <chart:domain table:cell-range-address="'ABZ6 10C_MMM_OI'.U2:'ABZ6 10C_MMM_OI'.U5"/>
            <chart:data-point chart:repeated="4"/>
          </chart:series>
          <chart:series chart:style-name="ch22" chart:values-cell-range-address="'ABZ6 10C_MMM_OI'.X2:'ABZ6 10C_MMM_OI'.X5" chart:label-cell-address="'ABZ6 10C_MMM_OI'.X1:'ABZ6 10C_MMM_OI'.X1" chart:class="chart:scatter">
            <chart:domain table:cell-range-address="'ABZ6 10C_MMM_OI'.W2:'ABZ6 10C_MMM_OI'.W5"/>
            <chart:data-point chart:repeated="4"/>
          </chart:series>
          <chart:series chart:style-name="ch23" chart:values-cell-range-address="'ABZ6 10C_MMM_OI'.Z2:'ABZ6 10C_MMM_OI'.Z5" chart:label-cell-address="'ABZ6 10C_MMM_OI'.Z1:'ABZ6 10C_MMM_OI'.Z1" chart:class="chart:scatter">
            <chart:domain table:cell-range-address="'ABZ6 10C_MMM_OI'.Y2:'ABZ6 10C_MMM_OI'.Y5"/>
            <chart:data-point chart:repeated="4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6 10C_MMM_OI'.B1:'ABZ6 10C_MMM_OI'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'ABZ6 10C_MMM_OI'.D1:'ABZ6 10C_MMM_OI'.D1">CP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'ABZ6 10C_MMM_OI'.F1:'ABZ6 10C_MMM_OI'.F1">CP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'ABZ6 10C_MMM_OI'.H1:'ABZ6 10C_MMM_OI'.H1">CP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'ABZ6 10C_MMM_OI'.J1:'ABZ6 10C_MMM_OI'.J1">AHS MPS/BT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'ABZ6 10C_MMM_OI'.L1:'ABZ6 10C_MMM_OI'.L1">AHS MPS/BT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'ABZ6 10C_MMM_OI'.N1:'ABZ6 10C_MMM_OI'.N1">AHS MPS/BT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'ABZ6 10C_MMM_OI'.P1:'ABZ6 10C_MMM_OI'.P1">VH MPS/BT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'ABZ6 10C_MMM_OI'.R1:'ABZ6 10C_MMM_OI'.R1">VH MPS/BT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'ABZ6 10C_MMM_OI'.T1:'ABZ6 10C_MMM_OI'.T1">VH MPS/BT (pior solução)</text:p>
              </table:table-cell>
              <table:table-cell office:value-type="string">
                <text:p>Colonne U</text:p>
              </table:table-cell>
              <table:table-cell office:value-type="string">
                <text:p text:id="'ABZ6 10C_MMM_OI'.V1:'ABZ6 10C_MMM_OI'.V1">VHM MPS/BT (melhor solução)</text:p>
              </table:table-cell>
              <table:table-cell office:value-type="string">
                <text:p>Colonne W</text:p>
              </table:table-cell>
              <table:table-cell office:value-type="string">
                <text:p text:id="'ABZ6 10C_MMM_OI'.X1:'ABZ6 10C_MMM_OI'.X1">VHM MPS/BT (média 5 rodadas)</text:p>
              </table:table-cell>
              <table:table-cell office:value-type="string">
                <text:p>Colonne Y</text:p>
              </table:table-cell>
              <table:table-cell office:value-type="string">
                <text:p text:id="'ABZ6 10C_MMM_OI'.Z1:'ABZ6 10C_MMM_OI'.Z1">VHM MPS/BT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'ABZ6 10C_MMM_OI'.A1:'ABZ6 10C_MMM_OI'.A1">Soluções computadas</text:p>
              </table:table-cell>
              <table:table-cell office:value-type="float" office:value="117798">
                <text:p text:id="'ABZ6 10C_MMM_OI'.A2:'ABZ6 10C_MMM_OI'.A5">117798</text:p>
              </table:table-cell>
              <table:table-cell office:value-type="float" office:value="947">
                <text:p text:id="'ABZ6 10C_MMM_OI'.B2:'ABZ6 10C_MMM_OI'.B5">947</text:p>
              </table:table-cell>
              <table:table-cell office:value-type="float" office:value="94699">
                <text:p text:id="'ABZ6 10C_MMM_OI'.C2:'ABZ6 10C_MMM_OI'.C5">94699</text:p>
              </table:table-cell>
              <table:table-cell office:value-type="float" office:value="945">
                <text:p text:id="'ABZ6 10C_MMM_OI'.D2:'ABZ6 10C_MMM_OI'.D5">945</text:p>
              </table:table-cell>
              <table:table-cell office:value-type="float" office:value="98885.4">
                <text:p text:id="'ABZ6 10C_MMM_OI'.E2:'ABZ6 10C_MMM_OI'.E5">98885.4</text:p>
              </table:table-cell>
              <table:table-cell office:value-type="float" office:value="945.4">
                <text:p text:id="'ABZ6 10C_MMM_OI'.F2:'ABZ6 10C_MMM_OI'.F5">945.4</text:p>
              </table:table-cell>
              <table:table-cell office:value-type="float" office:value="104145">
                <text:p text:id="'ABZ6 10C_MMM_OI'.G2:'ABZ6 10C_MMM_OI'.G5">104145</text:p>
              </table:table-cell>
              <table:table-cell office:value-type="float" office:value="947">
                <text:p text:id="'ABZ6 10C_MMM_OI'.H2:'ABZ6 10C_MMM_OI'.H5">947</text:p>
              </table:table-cell>
              <table:table-cell office:value-type="float" office:value="85680">
                <text:p text:id="'ABZ6 10C_MMM_OI'.I2:'ABZ6 10C_MMM_OI'.I5">85680</text:p>
              </table:table-cell>
              <table:table-cell office:value-type="float" office:value="945">
                <text:p text:id="'ABZ6 10C_MMM_OI'.J2:'ABZ6 10C_MMM_OI'.J5">945</text:p>
              </table:table-cell>
              <table:table-cell office:value-type="float" office:value="84887">
                <text:p text:id="'ABZ6 10C_MMM_OI'.K2:'ABZ6 10C_MMM_OI'.K5">84887</text:p>
              </table:table-cell>
              <table:table-cell office:value-type="float" office:value="946.6">
                <text:p text:id="'ABZ6 10C_MMM_OI'.L2:'ABZ6 10C_MMM_OI'.L5">946.6</text:p>
              </table:table-cell>
              <table:table-cell office:value-type="float" office:value="87099">
                <text:p text:id="'ABZ6 10C_MMM_OI'.M2:'ABZ6 10C_MMM_OI'.M5">87099</text:p>
              </table:table-cell>
              <table:table-cell office:value-type="float" office:value="947">
                <text:p text:id="'ABZ6 10C_MMM_OI'.N2:'ABZ6 10C_MMM_OI'.N5">947</text:p>
              </table:table-cell>
              <table:table-cell office:value-type="float" office:value="84296">
                <text:p text:id="'ABZ6 10C_MMM_OI'.O2:'ABZ6 10C_MMM_OI'.O5">84296</text:p>
              </table:table-cell>
              <table:table-cell office:value-type="float" office:value="945">
                <text:p text:id="'ABZ6 10C_MMM_OI'.P2:'ABZ6 10C_MMM_OI'.P5">945</text:p>
              </table:table-cell>
              <table:table-cell office:value-type="float" office:value="86104.8">
                <text:p text:id="'ABZ6 10C_MMM_OI'.Q2:'ABZ6 10C_MMM_OI'.Q5">86104.8</text:p>
              </table:table-cell>
              <table:table-cell office:value-type="float" office:value="946.6">
                <text:p text:id="'ABZ6 10C_MMM_OI'.R2:'ABZ6 10C_MMM_OI'.R5">946.6</text:p>
              </table:table-cell>
              <table:table-cell office:value-type="float" office:value="90281">
                <text:p text:id="'ABZ6 10C_MMM_OI'.S2:'ABZ6 10C_MMM_OI'.S5">90281</text:p>
              </table:table-cell>
              <table:table-cell office:value-type="float" office:value="947">
                <text:p text:id="'ABZ6 10C_MMM_OI'.T2:'ABZ6 10C_MMM_OI'.T5">947</text:p>
              </table:table-cell>
              <table:table-cell office:value-type="float" office:value="87374">
                <text:p text:id="'ABZ6 10C_MMM_OI'.U2:'ABZ6 10C_MMM_OI'.U5">87374</text:p>
              </table:table-cell>
              <table:table-cell office:value-type="float" office:value="945">
                <text:p text:id="'ABZ6 10C_MMM_OI'.V2:'ABZ6 10C_MMM_OI'.V5">945</text:p>
              </table:table-cell>
              <table:table-cell office:value-type="float" office:value="91603.2">
                <text:p text:id="'ABZ6 10C_MMM_OI'.W2:'ABZ6 10C_MMM_OI'.W5">91603.2</text:p>
              </table:table-cell>
              <table:table-cell office:value-type="float" office:value="946.4">
                <text:p text:id="'ABZ6 10C_MMM_OI'.X2:'ABZ6 10C_MMM_OI'.X5">946.4</text:p>
              </table:table-cell>
              <table:table-cell office:value-type="float" office:value="85717">
                <text:p text:id="'ABZ6 10C_MMM_OI'.Y2:'ABZ6 10C_MMM_OI'.Y5">85717</text:p>
              </table:table-cell>
              <table:table-cell office:value-type="float" office:value="948">
                <text:p text:id="'ABZ6 10C_MMM_OI'.Z2:'ABZ6 10C_MMM_OI'.Z5">948</text:p>
              </table:table-cell>
            </table:table-row>
            <table:table-row>
              <table:table-cell office:value-type="string"/>
              <table:table-cell office:value-type="float" office:value="980410">
                <text:p>980410</text:p>
              </table:table-cell>
              <table:table-cell office:value-type="float" office:value="947">
                <text:p>947</text:p>
              </table:table-cell>
              <table:table-cell office:value-type="float" office:value="739774">
                <text:p>739774</text:p>
              </table:table-cell>
              <table:table-cell office:value-type="float" office:value="943">
                <text:p>943</text:p>
              </table:table-cell>
              <table:table-cell office:value-type="float" office:value="731658.8">
                <text:p>731658.8</text:p>
              </table:table-cell>
              <table:table-cell office:value-type="float" office:value="944.6">
                <text:p>944.6</text:p>
              </table:table-cell>
              <table:table-cell office:value-type="float" office:value="764840">
                <text:p>764840</text:p>
              </table:table-cell>
              <table:table-cell office:value-type="float" office:value="945">
                <text:p>945</text:p>
              </table:table-cell>
              <table:table-cell office:value-type="float" office:value="825090">
                <text:p>825090</text:p>
              </table:table-cell>
              <table:table-cell office:value-type="float" office:value="943">
                <text:p>943</text:p>
              </table:table-cell>
              <table:table-cell office:value-type="float" office:value="800055.6">
                <text:p>800055.6</text:p>
              </table:table-cell>
              <table:table-cell office:value-type="float" office:value="944.6">
                <text:p>944.6</text:p>
              </table:table-cell>
              <table:table-cell office:value-type="float" office:value="828469">
                <text:p>828469</text:p>
              </table:table-cell>
              <table:table-cell office:value-type="float" office:value="945">
                <text:p>945</text:p>
              </table:table-cell>
              <table:table-cell office:value-type="float" office:value="798294">
                <text:p>798294</text:p>
              </table:table-cell>
              <table:table-cell office:value-type="float" office:value="943">
                <text:p>943</text:p>
              </table:table-cell>
              <table:table-cell office:value-type="float" office:value="772623.2">
                <text:p>772623.2</text:p>
              </table:table-cell>
              <table:table-cell office:value-type="float" office:value="944.6">
                <text:p>944.6</text:p>
              </table:table-cell>
              <table:table-cell office:value-type="float" office:value="787127">
                <text:p>787127</text:p>
              </table:table-cell>
              <table:table-cell office:value-type="float" office:value="945">
                <text:p>945</text:p>
              </table:table-cell>
              <table:table-cell office:value-type="float" office:value="782393">
                <text:p>782393</text:p>
              </table:table-cell>
              <table:table-cell office:value-type="float" office:value="943">
                <text:p>943</text:p>
              </table:table-cell>
              <table:table-cell office:value-type="float" office:value="791835.4">
                <text:p>791835.4</text:p>
              </table:table-cell>
              <table:table-cell office:value-type="float" office:value="944.2">
                <text:p>944.2</text:p>
              </table:table-cell>
              <table:table-cell office:value-type="float" office:value="809236">
                <text:p>809236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/>
              <table:table-cell office:value-type="float" office:value="6582835">
                <text:p>6582835</text:p>
              </table:table-cell>
              <table:table-cell office:value-type="float" office:value="947">
                <text:p>947</text:p>
              </table:table-cell>
              <table:table-cell office:value-type="float" office:value="6191070">
                <text:p>6191070</text:p>
              </table:table-cell>
              <table:table-cell office:value-type="float" office:value="943">
                <text:p>943</text:p>
              </table:table-cell>
              <table:table-cell office:value-type="float" office:value="6009736.8">
                <text:p>6009736.8</text:p>
              </table:table-cell>
              <table:table-cell office:value-type="float" office:value="944.6">
                <text:p>944.6</text:p>
              </table:table-cell>
              <table:table-cell office:value-type="float" office:value="6242376">
                <text:p>6242376</text:p>
              </table:table-cell>
              <table:table-cell office:value-type="float" office:value="945">
                <text:p>945</text:p>
              </table:table-cell>
              <table:table-cell office:value-type="float" office:value="7088793">
                <text:p>7088793</text:p>
              </table:table-cell>
              <table:table-cell office:value-type="float" office:value="943">
                <text:p>943</text:p>
              </table:table-cell>
              <table:table-cell office:value-type="float" office:value="7017148.4">
                <text:p>7017148.4</text:p>
              </table:table-cell>
              <table:table-cell office:value-type="float" office:value="945">
                <text:p>945</text:p>
              </table:table-cell>
              <table:table-cell office:value-type="float" office:value="6781477">
                <text:p>6781477</text:p>
              </table:table-cell>
              <table:table-cell office:value-type="float" office:value="947">
                <text:p>947</text:p>
              </table:table-cell>
              <table:table-cell office:value-type="float" office:value="6904218">
                <text:p>6904218</text:p>
              </table:table-cell>
              <table:table-cell office:value-type="float" office:value="945">
                <text:p>945</text:p>
              </table:table-cell>
              <table:table-cell office:value-type="float" office:value="6961851.6">
                <text:p>6961851.6</text:p>
              </table:table-cell>
              <table:table-cell office:value-type="float" office:value="945.4">
                <text:p>945.4</text:p>
              </table:table-cell>
              <table:table-cell office:value-type="float" office:value="6898574">
                <text:p>6898574</text:p>
              </table:table-cell>
              <table:table-cell office:value-type="float" office:value="947">
                <text:p>947</text:p>
              </table:table-cell>
              <table:table-cell office:value-type="float" office:value="6820628">
                <text:p>6820628</text:p>
              </table:table-cell>
              <table:table-cell office:value-type="float" office:value="945">
                <text:p>945</text:p>
              </table:table-cell>
              <table:table-cell office:value-type="float" office:value="6951403.4">
                <text:p>6951403.4</text:p>
              </table:table-cell>
              <table:table-cell office:value-type="float" office:value="945">
                <text:p>945</text:p>
              </table:table-cell>
              <table:table-cell office:value-type="float" office:value="7157749">
                <text:p>7157749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/>
              <table:table-cell office:value-type="float" office:value="62602112">
                <text:p>62602112</text:p>
              </table:table-cell>
              <table:table-cell office:value-type="float" office:value="947">
                <text:p>947</text:p>
              </table:table-cell>
              <table:table-cell office:value-type="float" office:value="50614280">
                <text:p>50614280</text:p>
              </table:table-cell>
              <table:table-cell office:value-type="float" office:value="943">
                <text:p>943</text:p>
              </table:table-cell>
              <table:table-cell office:value-type="float" office:value="47868464">
                <text:p>47868464</text:p>
              </table:table-cell>
              <table:table-cell office:value-type="float" office:value="944.6">
                <text:p>944.6</text:p>
              </table:table-cell>
              <table:table-cell office:value-type="float" office:value="50959960">
                <text:p>50959960</text:p>
              </table:table-cell>
              <table:table-cell office:value-type="float" office:value="945">
                <text:p>945</text:p>
              </table:table-cell>
              <table:table-cell office:value-type="float" office:value="62687279">
                <text:p>62687279</text:p>
              </table:table-cell>
              <table:table-cell office:value-type="float" office:value="943">
                <text:p>943</text:p>
              </table:table-cell>
              <table:table-cell office:value-type="float" office:value="62593723.6">
                <text:p>62593723.6</text:p>
              </table:table-cell>
              <table:table-cell office:value-type="float" office:value="945">
                <text:p>945</text:p>
              </table:table-cell>
              <table:table-cell office:value-type="float" office:value="62376846">
                <text:p>62376846</text:p>
              </table:table-cell>
              <table:table-cell office:value-type="float" office:value="947">
                <text:p>947</text:p>
              </table:table-cell>
              <table:table-cell office:value-type="float" office:value="62458902">
                <text:p>62458902</text:p>
              </table:table-cell>
              <table:table-cell office:value-type="float" office:value="943">
                <text:p>943</text:p>
              </table:table-cell>
              <table:table-cell office:value-type="float" office:value="62534832.4">
                <text:p>62534832.4</text:p>
              </table:table-cell>
              <table:table-cell office:value-type="float" office:value="944.6">
                <text:p>944.6</text:p>
              </table:table-cell>
              <table:table-cell office:value-type="float" office:value="62648373">
                <text:p>62648373</text:p>
              </table:table-cell>
              <table:table-cell office:value-type="float" office:value="945">
                <text:p>945</text:p>
              </table:table-cell>
              <table:table-cell office:value-type="float" office:value="62524286">
                <text:p>62524286</text:p>
              </table:table-cell>
              <table:table-cell office:value-type="float" office:value="943">
                <text:p>943</text:p>
              </table:table-cell>
              <table:table-cell office:value-type="float" office:value="62489733">
                <text:p>62489733</text:p>
              </table:table-cell>
              <table:table-cell office:value-type="float" office:value="944.2">
                <text:p>944.2</text:p>
              </table:table-cell>
              <table:table-cell office:value-type="float" office:value="62857523">
                <text:p>62857523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43" chart:maximum="959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dash" draw:stroke-dash="Fine_20_Dashed_20__28_var_29_" svg:stroke-width="0.088cm" svg:stroke-color="#4b1f6f" draw:fill-color="#4b1f6f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dash" draw:stroke-dash="_32__20_Dots_20_1_20_Dash" svg:stroke-width="0.088cm" svg:stroke-color="#4b1f6f" draw:fill-color="#4b1f6f"/>
      <style:text-properties fo:font-size="6pt" style:font-size-asian="6pt" style:font-size-complex="6pt"/>
    </style:style>
    <style:style style:name="ch15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6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8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9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20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21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22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3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 10 11 12" chart:style-name="ch1">
        <chart:title svg:x="1.707cm" svg:y="0.218cm" chart:style-name="ch2">
          <text:p>ABZ 6 - Busca Tabu X Modelos de hibridização &amp; Colisão de Partículas (resultado após 5 rodadas)</text:p>
        </chart:title>
        <chart:subtitle svg:x="0.305cm" svg:y="0.938cm" chart:style-name="ch3">
          <text:p>Modelos de hibridização: Tamanho da população = 12; Número de ciclos = 10; 
Colisão de Partículas: Operador de Perturbação = M1; Operador de Exploração Local: Busca Tabu;
Busca Tabu: Método de geração de vizinhança = N5; Tamanho da lista tabu = 8; Número máximo de iterações = 100 a 100.000;
Multidão de Partículas Similar: Método de Cruzamento = C1 com 1 pt flutuante; Método de mutação = M7 (1 serviço).</text:p>
        </chart:subtitle>
        <chart:legend chart:legend-position="end" svg:x="17.369cm" svg:y="3.378cm" chart:style-name="ch4"/>
        <chart:plot-area chart:style-name="ch5" table:cell-range-address="'ABZ6 10C_MMM'.A1:'ABZ6 10C_MMM'.B5 'ABZ6 10C_MMM'.D1:'ABZ6 10C_MMM'.D5 'ABZ6 10C_MMM'.F1:'ABZ6 10C_MMM'.F5 'ABZ6 10C_MMM'.H1:'ABZ6 10C_MMM'.H5 'ABZ6 10C_MMM'.J1:'ABZ6 10C_MMM'.J5 'ABZ6 10C_MMM'.L1:'ABZ6 10C_MMM'.L5 'ABZ6 10C_MMM'.N1:'ABZ6 10C_MMM'.N5 'ABZ6 10C_MMM'.P1:'ABZ6 10C_MMM'.P5 'ABZ6 10C_MMM'.R1:'ABZ6 10C_MMM'.R5 'ABZ6 10C_MMM'.T1:'ABZ6 10C_MMM'.T5 'ABZ6 10C_MMM'.V1:'ABZ6 10C_MMM'.V5 'ABZ6 10C_MMM'.X1:'ABZ6 10C_MMM'.X5 'ABZ6 10C_MMM'.Z1:'ABZ6 10C_MMM'.Z5" chart:data-source-has-labels="both" svg:x="0.699cm" svg:y="2.956cm" svg:width="16.221cm" svg:height="7.49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'ABZ6 10C_MMM'.A1:'ABZ6 10C_MMM'.A1"/>
          </chart:axis>
          <chart:axis chart:dimension="y" chart:name="primary-y" chart:style-name="ch8">
            <chart:title svg:x="0.451cm" svg:y="7.155cm" chart:style-name="ch9">
              <text:p>Makespan</text:p>
            </chart:title>
            <chart:grid chart:style-name="ch10" chart:class="major"/>
          </chart:axis>
          <chart:series chart:style-name="ch11" chart:values-cell-range-address="'ABZ6 10C_MMM'.B2:'ABZ6 10C_MMM'.B5" chart:label-cell-address="'ABZ6 10C_MMM'.B1:'ABZ6 10C_MMM'.B1" chart:class="chart:scatter">
            <chart:domain table:cell-range-address="'ABZ6 10C_MMM'.A2:'ABZ6 10C_MMM'.A5"/>
            <chart:data-point chart:repeated="4"/>
          </chart:series>
          <chart:series chart:style-name="ch12" chart:values-cell-range-address="'ABZ6 10C_MMM'.D2:'ABZ6 10C_MMM'.D5" chart:label-cell-address="'ABZ6 10C_MMM'.D1:'ABZ6 10C_MMM'.D1" chart:class="chart:scatter">
            <chart:domain table:cell-range-address="'ABZ6 10C_MMM'.C2:'ABZ6 10C_MMM'.C5"/>
            <chart:data-point chart:repeated="4"/>
          </chart:series>
          <chart:series chart:style-name="ch13" chart:values-cell-range-address="'ABZ6 10C_MMM'.F2:'ABZ6 10C_MMM'.F5" chart:label-cell-address="'ABZ6 10C_MMM'.F1:'ABZ6 10C_MMM'.F1" chart:class="chart:scatter">
            <chart:domain table:cell-range-address="'ABZ6 10C_MMM'.E2:'ABZ6 10C_MMM'.E5"/>
            <chart:data-point chart:repeated="4"/>
          </chart:series>
          <chart:series chart:style-name="ch14" chart:values-cell-range-address="'ABZ6 10C_MMM'.H2:'ABZ6 10C_MMM'.H5" chart:label-cell-address="'ABZ6 10C_MMM'.H1:'ABZ6 10C_MMM'.H1" chart:class="chart:scatter">
            <chart:domain table:cell-range-address="'ABZ6 10C_MMM'.G2:'ABZ6 10C_MMM'.G5"/>
            <chart:data-point chart:repeated="4"/>
          </chart:series>
          <chart:series chart:style-name="ch15" chart:values-cell-range-address="'ABZ6 10C_MMM'.J2:'ABZ6 10C_MMM'.J5" chart:label-cell-address="'ABZ6 10C_MMM'.J1:'ABZ6 10C_MMM'.J1" chart:class="chart:scatter">
            <chart:domain table:cell-range-address="'ABZ6 10C_MMM'.I2:'ABZ6 10C_MMM'.I5"/>
            <chart:data-point chart:repeated="4"/>
          </chart:series>
          <chart:series chart:style-name="ch16" chart:values-cell-range-address="'ABZ6 10C_MMM'.L2:'ABZ6 10C_MMM'.L5" chart:label-cell-address="'ABZ6 10C_MMM'.L1:'ABZ6 10C_MMM'.L1" chart:class="chart:scatter">
            <chart:domain table:cell-range-address="'ABZ6 10C_MMM'.K2:'ABZ6 10C_MMM'.K5"/>
            <chart:data-point chart:repeated="4"/>
          </chart:series>
          <chart:series chart:style-name="ch17" chart:values-cell-range-address="'ABZ6 10C_MMM'.N2:'ABZ6 10C_MMM'.N5" chart:label-cell-address="'ABZ6 10C_MMM'.N1:'ABZ6 10C_MMM'.N1" chart:class="chart:scatter">
            <chart:domain table:cell-range-address="'ABZ6 10C_MMM'.M2:'ABZ6 10C_MMM'.M5"/>
            <chart:data-point chart:repeated="4"/>
          </chart:series>
          <chart:series chart:style-name="ch18" chart:values-cell-range-address="'ABZ6 10C_MMM'.P2:'ABZ6 10C_MMM'.P5" chart:label-cell-address="'ABZ6 10C_MMM'.P1:'ABZ6 10C_MMM'.P1" chart:class="chart:scatter">
            <chart:domain table:cell-range-address="'ABZ6 10C_MMM'.O2:'ABZ6 10C_MMM'.O5"/>
            <chart:data-point chart:repeated="4"/>
          </chart:series>
          <chart:series chart:style-name="ch19" chart:values-cell-range-address="'ABZ6 10C_MMM'.R2:'ABZ6 10C_MMM'.R5" chart:label-cell-address="'ABZ6 10C_MMM'.R1:'ABZ6 10C_MMM'.R1" chart:class="chart:scatter">
            <chart:domain table:cell-range-address="'ABZ6 10C_MMM'.Q2:'ABZ6 10C_MMM'.Q5"/>
            <chart:data-point chart:repeated="4"/>
          </chart:series>
          <chart:series chart:style-name="ch20" chart:values-cell-range-address="'ABZ6 10C_MMM'.T2:'ABZ6 10C_MMM'.T5" chart:label-cell-address="'ABZ6 10C_MMM'.T1:'ABZ6 10C_MMM'.T1" chart:class="chart:scatter">
            <chart:domain table:cell-range-address="'ABZ6 10C_MMM'.S2:'ABZ6 10C_MMM'.S5"/>
            <chart:data-point chart:repeated="4"/>
          </chart:series>
          <chart:series chart:style-name="ch21" chart:values-cell-range-address="'ABZ6 10C_MMM'.V2:'ABZ6 10C_MMM'.V5" chart:label-cell-address="'ABZ6 10C_MMM'.V1:'ABZ6 10C_MMM'.V1" chart:class="chart:scatter">
            <chart:domain table:cell-range-address="'ABZ6 10C_MMM'.U2:'ABZ6 10C_MMM'.U5"/>
            <chart:data-point chart:repeated="4"/>
          </chart:series>
          <chart:series chart:style-name="ch22" chart:values-cell-range-address="'ABZ6 10C_MMM'.X2:'ABZ6 10C_MMM'.X5" chart:label-cell-address="'ABZ6 10C_MMM'.X1:'ABZ6 10C_MMM'.X1" chart:class="chart:scatter">
            <chart:domain table:cell-range-address="'ABZ6 10C_MMM'.W2:'ABZ6 10C_MMM'.W5"/>
            <chart:data-point chart:repeated="4"/>
          </chart:series>
          <chart:series chart:style-name="ch23" chart:values-cell-range-address="'ABZ6 10C_MMM'.Z2:'ABZ6 10C_MMM'.Z5" chart:label-cell-address="'ABZ6 10C_MMM'.Z1:'ABZ6 10C_MMM'.Z1" chart:class="chart:scatter">
            <chart:domain table:cell-range-address="'ABZ6 10C_MMM'.Y2:'ABZ6 10C_MMM'.Y5"/>
            <chart:data-point chart:repeated="4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6 10C_MMM'.B1:'ABZ6 10C_MMM'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'ABZ6 10C_MMM'.D1:'ABZ6 10C_MMM'.D1">CP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'ABZ6 10C_MMM'.F1:'ABZ6 10C_MMM'.F1">CP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'ABZ6 10C_MMM'.H1:'ABZ6 10C_MMM'.H1">CP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'ABZ6 10C_MMM'.J1:'ABZ6 10C_MMM'.J1">AHS BT/MPS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'ABZ6 10C_MMM'.L1:'ABZ6 10C_MMM'.L1">AHS BT/MPS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'ABZ6 10C_MMM'.N1:'ABZ6 10C_MMM'.N1">AHS BT/MPS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'ABZ6 10C_MMM'.P1:'ABZ6 10C_MMM'.P1">VH BT/MPS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'ABZ6 10C_MMM'.R1:'ABZ6 10C_MMM'.R1">VH BT/MPS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'ABZ6 10C_MMM'.T1:'ABZ6 10C_MMM'.T1">VH BT/MPS (pior solução)</text:p>
              </table:table-cell>
              <table:table-cell office:value-type="string">
                <text:p>Colonne U</text:p>
              </table:table-cell>
              <table:table-cell office:value-type="string">
                <text:p text:id="'ABZ6 10C_MMM'.V1:'ABZ6 10C_MMM'.V1">VHM BT/MPS (melhor solução)</text:p>
              </table:table-cell>
              <table:table-cell office:value-type="string">
                <text:p>Colonne W</text:p>
              </table:table-cell>
              <table:table-cell office:value-type="string">
                <text:p text:id="'ABZ6 10C_MMM'.X1:'ABZ6 10C_MMM'.X1">VHM BT/MPS (média 5 rodadas)</text:p>
              </table:table-cell>
              <table:table-cell office:value-type="string">
                <text:p>Colonne Y</text:p>
              </table:table-cell>
              <table:table-cell office:value-type="string">
                <text:p text:id="'ABZ6 10C_MMM'.Z1:'ABZ6 10C_MMM'.Z1">VHM BT/MPS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'ABZ6 10C_MMM'.A1:'ABZ6 10C_MMM'.A1">Soluções computadas</text:p>
              </table:table-cell>
              <table:table-cell office:value-type="float" office:value="117798">
                <text:p text:id="'ABZ6 10C_MMM'.A2:'ABZ6 10C_MMM'.A5">117798</text:p>
              </table:table-cell>
              <table:table-cell office:value-type="float" office:value="947">
                <text:p text:id="'ABZ6 10C_MMM'.B2:'ABZ6 10C_MMM'.B5">947</text:p>
              </table:table-cell>
              <table:table-cell office:value-type="float" office:value="94699">
                <text:p text:id="'ABZ6 10C_MMM'.C2:'ABZ6 10C_MMM'.C5">94699</text:p>
              </table:table-cell>
              <table:table-cell office:value-type="float" office:value="945">
                <text:p text:id="'ABZ6 10C_MMM'.D2:'ABZ6 10C_MMM'.D5">945</text:p>
              </table:table-cell>
              <table:table-cell office:value-type="float" office:value="98885.4">
                <text:p text:id="'ABZ6 10C_MMM'.E2:'ABZ6 10C_MMM'.E5">98885.4</text:p>
              </table:table-cell>
              <table:table-cell office:value-type="float" office:value="945.4">
                <text:p text:id="'ABZ6 10C_MMM'.F2:'ABZ6 10C_MMM'.F5">945.4</text:p>
              </table:table-cell>
              <table:table-cell office:value-type="float" office:value="104145">
                <text:p text:id="'ABZ6 10C_MMM'.G2:'ABZ6 10C_MMM'.G5">104145</text:p>
              </table:table-cell>
              <table:table-cell office:value-type="float" office:value="947">
                <text:p text:id="'ABZ6 10C_MMM'.H2:'ABZ6 10C_MMM'.H5">947</text:p>
              </table:table-cell>
              <table:table-cell office:value-type="float" office:value="80379">
                <text:p text:id="'ABZ6 10C_MMM'.I2:'ABZ6 10C_MMM'.I5">80379</text:p>
              </table:table-cell>
              <table:table-cell office:value-type="float" office:value="947">
                <text:p text:id="'ABZ6 10C_MMM'.J2:'ABZ6 10C_MMM'.J5">947</text:p>
              </table:table-cell>
              <table:table-cell office:value-type="float" office:value="83476.8">
                <text:p text:id="'ABZ6 10C_MMM'.K2:'ABZ6 10C_MMM'.K5">83476.8</text:p>
              </table:table-cell>
              <table:table-cell office:value-type="float" office:value="947">
                <text:p text:id="'ABZ6 10C_MMM'.L2:'ABZ6 10C_MMM'.L5">947</text:p>
              </table:table-cell>
              <table:table-cell office:value-type="float" office:value="88739">
                <text:p text:id="'ABZ6 10C_MMM'.M2:'ABZ6 10C_MMM'.M5">88739</text:p>
              </table:table-cell>
              <table:table-cell office:value-type="float" office:value="947">
                <text:p text:id="'ABZ6 10C_MMM'.N2:'ABZ6 10C_MMM'.N5">947</text:p>
              </table:table-cell>
              <table:table-cell office:value-type="float" office:value="78131">
                <text:p text:id="'ABZ6 10C_MMM'.O2:'ABZ6 10C_MMM'.O5">78131</text:p>
              </table:table-cell>
              <table:table-cell office:value-type="float" office:value="947">
                <text:p text:id="'ABZ6 10C_MMM'.P2:'ABZ6 10C_MMM'.P5">947</text:p>
              </table:table-cell>
              <table:table-cell office:value-type="float" office:value="80959.6">
                <text:p text:id="'ABZ6 10C_MMM'.Q2:'ABZ6 10C_MMM'.Q5">80959.6</text:p>
              </table:table-cell>
              <table:table-cell office:value-type="float" office:value="947.2">
                <text:p text:id="'ABZ6 10C_MMM'.R2:'ABZ6 10C_MMM'.R5">947.2</text:p>
              </table:table-cell>
              <table:table-cell office:value-type="float" office:value="82260">
                <text:p text:id="'ABZ6 10C_MMM'.S2:'ABZ6 10C_MMM'.S5">82260</text:p>
              </table:table-cell>
              <table:table-cell office:value-type="float" office:value="948">
                <text:p text:id="'ABZ6 10C_MMM'.T2:'ABZ6 10C_MMM'.T5">948</text:p>
              </table:table-cell>
              <table:table-cell office:value-type="float" office:value="74406">
                <text:p text:id="'ABZ6 10C_MMM'.U2:'ABZ6 10C_MMM'.U5">74406</text:p>
              </table:table-cell>
              <table:table-cell office:value-type="float" office:value="947">
                <text:p text:id="'ABZ6 10C_MMM'.V2:'ABZ6 10C_MMM'.V5">947</text:p>
              </table:table-cell>
              <table:table-cell office:value-type="float" office:value="75769.8">
                <text:p text:id="'ABZ6 10C_MMM'.W2:'ABZ6 10C_MMM'.W5">75769.8</text:p>
              </table:table-cell>
              <table:table-cell office:value-type="float" office:value="947.4">
                <text:p text:id="'ABZ6 10C_MMM'.X2:'ABZ6 10C_MMM'.X5">947.4</text:p>
              </table:table-cell>
              <table:table-cell office:value-type="float" office:value="77793">
                <text:p text:id="'ABZ6 10C_MMM'.Y2:'ABZ6 10C_MMM'.Y5">77793</text:p>
              </table:table-cell>
              <table:table-cell office:value-type="float" office:value="948">
                <text:p text:id="'ABZ6 10C_MMM'.Z2:'ABZ6 10C_MMM'.Z5">948</text:p>
              </table:table-cell>
            </table:table-row>
            <table:table-row>
              <table:table-cell office:value-type="string"/>
              <table:table-cell office:value-type="float" office:value="980410">
                <text:p>980410</text:p>
              </table:table-cell>
              <table:table-cell office:value-type="float" office:value="947">
                <text:p>947</text:p>
              </table:table-cell>
              <table:table-cell office:value-type="float" office:value="739774">
                <text:p>739774</text:p>
              </table:table-cell>
              <table:table-cell office:value-type="float" office:value="943">
                <text:p>943</text:p>
              </table:table-cell>
              <table:table-cell office:value-type="float" office:value="731658.8">
                <text:p>731658.8</text:p>
              </table:table-cell>
              <table:table-cell office:value-type="float" office:value="944.6">
                <text:p>944.6</text:p>
              </table:table-cell>
              <table:table-cell office:value-type="float" office:value="764840">
                <text:p>764840</text:p>
              </table:table-cell>
              <table:table-cell office:value-type="float" office:value="945">
                <text:p>945</text:p>
              </table:table-cell>
              <table:table-cell office:value-type="float" office:value="786042">
                <text:p>786042</text:p>
              </table:table-cell>
              <table:table-cell office:value-type="float" office:value="943">
                <text:p>943</text:p>
              </table:table-cell>
              <table:table-cell office:value-type="float" office:value="770003.2">
                <text:p>770003.2</text:p>
              </table:table-cell>
              <table:table-cell office:value-type="float" office:value="945.4">
                <text:p>945.4</text:p>
              </table:table-cell>
              <table:table-cell office:value-type="float" office:value="757949">
                <text:p>757949</text:p>
              </table:table-cell>
              <table:table-cell office:value-type="float" office:value="947">
                <text:p>947</text:p>
              </table:table-cell>
              <table:table-cell office:value-type="float" office:value="752594">
                <text:p>752594</text:p>
              </table:table-cell>
              <table:table-cell office:value-type="float" office:value="945">
                <text:p>945</text:p>
              </table:table-cell>
              <table:table-cell office:value-type="float" office:value="780842.6">
                <text:p>780842.6</text:p>
              </table:table-cell>
              <table:table-cell office:value-type="float" office:value="945">
                <text:p>945</text:p>
              </table:table-cell>
              <table:table-cell office:value-type="float" office:value="824903">
                <text:p>824903</text:p>
              </table:table-cell>
              <table:table-cell office:value-type="float" office:value="945">
                <text:p>945</text:p>
              </table:table-cell>
              <table:table-cell office:value-type="float" office:value="755884">
                <text:p>755884</text:p>
              </table:table-cell>
              <table:table-cell office:value-type="float" office:value="943">
                <text:p>943</text:p>
              </table:table-cell>
              <table:table-cell office:value-type="float" office:value="742861.4">
                <text:p>742861.4</text:p>
              </table:table-cell>
              <table:table-cell office:value-type="float" office:value="945.4">
                <text:p>945.4</text:p>
              </table:table-cell>
              <table:table-cell office:value-type="float" office:value="742392">
                <text:p>742392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/>
              <table:table-cell office:value-type="float" office:value="6582835">
                <text:p>6582835</text:p>
              </table:table-cell>
              <table:table-cell office:value-type="float" office:value="947">
                <text:p>947</text:p>
              </table:table-cell>
              <table:table-cell office:value-type="float" office:value="6191070">
                <text:p>6191070</text:p>
              </table:table-cell>
              <table:table-cell office:value-type="float" office:value="943">
                <text:p>943</text:p>
              </table:table-cell>
              <table:table-cell office:value-type="float" office:value="6009736.8">
                <text:p>6009736.8</text:p>
              </table:table-cell>
              <table:table-cell office:value-type="float" office:value="944.6">
                <text:p>944.6</text:p>
              </table:table-cell>
              <table:table-cell office:value-type="float" office:value="6242376">
                <text:p>6242376</text:p>
              </table:table-cell>
              <table:table-cell office:value-type="float" office:value="945">
                <text:p>945</text:p>
              </table:table-cell>
              <table:table-cell office:value-type="float" office:value="7071709">
                <text:p>7071709</text:p>
              </table:table-cell>
              <table:table-cell office:value-type="float" office:value="943">
                <text:p>943</text:p>
              </table:table-cell>
              <table:table-cell office:value-type="float" office:value="6990491.6">
                <text:p>6990491.6</text:p>
              </table:table-cell>
              <table:table-cell office:value-type="float" office:value="945">
                <text:p>945</text:p>
              </table:table-cell>
              <table:table-cell office:value-type="float" office:value="6899999">
                <text:p>6899999</text:p>
              </table:table-cell>
              <table:table-cell office:value-type="float" office:value="947">
                <text:p>947</text:p>
              </table:table-cell>
              <table:table-cell office:value-type="float" office:value="6944709">
                <text:p>6944709</text:p>
              </table:table-cell>
              <table:table-cell office:value-type="float" office:value="945">
                <text:p>945</text:p>
              </table:table-cell>
              <table:table-cell office:value-type="float" office:value="6884863">
                <text:p>6884863</text:p>
              </table:table-cell>
              <table:table-cell office:value-type="float" office:value="946.6">
                <text:p>946.6</text:p>
              </table:table-cell>
              <table:table-cell office:value-type="float" office:value="7010716">
                <text:p>7010716</text:p>
              </table:table-cell>
              <table:table-cell office:value-type="float" office:value="947">
                <text:p>947</text:p>
              </table:table-cell>
              <table:table-cell office:value-type="float" office:value="6667534">
                <text:p>6667534</text:p>
              </table:table-cell>
              <table:table-cell office:value-type="float" office:value="947">
                <text:p>947</text:p>
              </table:table-cell>
              <table:table-cell office:value-type="float" office:value="6727391.2">
                <text:p>6727391.2</text:p>
              </table:table-cell>
              <table:table-cell office:value-type="float" office:value="947">
                <text:p>947</text:p>
              </table:table-cell>
              <table:table-cell office:value-type="float" office:value="6779472">
                <text:p>6779472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/>
              <table:table-cell office:value-type="float" office:value="62602112">
                <text:p>62602112</text:p>
              </table:table-cell>
              <table:table-cell office:value-type="float" office:value="947">
                <text:p>947</text:p>
              </table:table-cell>
              <table:table-cell office:value-type="float" office:value="50614280">
                <text:p>50614280</text:p>
              </table:table-cell>
              <table:table-cell office:value-type="float" office:value="943">
                <text:p>943</text:p>
              </table:table-cell>
              <table:table-cell office:value-type="float" office:value="47868464">
                <text:p>47868464</text:p>
              </table:table-cell>
              <table:table-cell office:value-type="float" office:value="944.6">
                <text:p>944.6</text:p>
              </table:table-cell>
              <table:table-cell office:value-type="float" office:value="50959960">
                <text:p>50959960</text:p>
              </table:table-cell>
              <table:table-cell office:value-type="float" office:value="945">
                <text:p>945</text:p>
              </table:table-cell>
              <table:table-cell office:value-type="float" office:value="62496418">
                <text:p>62496418</text:p>
              </table:table-cell>
              <table:table-cell office:value-type="float" office:value="943">
                <text:p>943</text:p>
              </table:table-cell>
              <table:table-cell office:value-type="float" office:value="62369570">
                <text:p>62369570</text:p>
              </table:table-cell>
              <table:table-cell office:value-type="float" office:value="944.6">
                <text:p>944.6</text:p>
              </table:table-cell>
              <table:table-cell office:value-type="float" office:value="62568837">
                <text:p>62568837</text:p>
              </table:table-cell>
              <table:table-cell office:value-type="float" office:value="945">
                <text:p>945</text:p>
              </table:table-cell>
              <table:table-cell office:value-type="float" office:value="62380620">
                <text:p>62380620</text:p>
              </table:table-cell>
              <table:table-cell office:value-type="float" office:value="945">
                <text:p>945</text:p>
              </table:table-cell>
              <table:table-cell office:value-type="float" office:value="62503264.4">
                <text:p>62503264.4</text:p>
              </table:table-cell>
              <table:table-cell office:value-type="float" office:value="945.4">
                <text:p>945.4</text:p>
              </table:table-cell>
              <table:table-cell office:value-type="float" office:value="62335375">
                <text:p>62335375</text:p>
              </table:table-cell>
              <table:table-cell office:value-type="float" office:value="947">
                <text:p>947</text:p>
              </table:table-cell>
              <table:table-cell office:value-type="float" office:value="62708910">
                <text:p>62708910</text:p>
              </table:table-cell>
              <table:table-cell office:value-type="float" office:value="945">
                <text:p>945</text:p>
              </table:table-cell>
              <table:table-cell office:value-type="float" office:value="62459116">
                <text:p>62459116</text:p>
              </table:table-cell>
              <table:table-cell office:value-type="float" office:value="946.2">
                <text:p>946.2</text:p>
              </table:table-cell>
              <table:table-cell office:value-type="float" office:value="62310933">
                <text:p>62310933</text:p>
              </table:table-cell>
              <table:table-cell office:value-type="float" office:value="947">
                <text:p>9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43" chart:maximum="959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dash" draw:stroke-dash="Fine_20_Dashed_20__28_var_29_" svg:stroke-width="0.088cm" svg:stroke-color="#4b1f6f" draw:fill-color="#4b1f6f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dash" draw:stroke-dash="_32__20_Dots_20_1_20_Dash" svg:stroke-width="0.088cm" svg:stroke-color="#4b1f6f" draw:fill-color="#4b1f6f"/>
      <style:text-properties fo:font-size="6pt" style:font-size-asian="6pt" style:font-size-complex="6pt"/>
    </style:style>
    <style:style style:name="ch15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6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8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9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20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21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22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3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 10 11 12" chart:style-name="ch1">
        <chart:title svg:x="1.707cm" svg:y="0.218cm" chart:style-name="ch2">
          <text:p>ABZ 6 - Busca Tabu X Modelos de hibridização &amp; Colisão de Partículas (resultado após 5 rodadas)</text:p>
        </chart:title>
        <chart:subtitle svg:x="0.516cm" svg:y="0.938cm" chart:style-name="ch3">
          <text:p>Modelos de hibridização: Tamanho da população = 12; Número de ciclos = 100;
Colisão de Partículas: Operador de Perturbação = M1; Operador de Exploração Local: Busca Tabu;
Busca Tabu: Método de geração de vizinhança = N5; Tamanho da lista tabu = 8; Número máximo de iterações = 10 a 10.000;
Multidão de Partículas Similar: Método de Cruzamento = C1 com 1 pt flutuante; Método de mutação = M7 (1 serviço).</text:p>
        </chart:subtitle>
        <chart:legend chart:legend-position="end" svg:x="17.369cm" svg:y="3.378cm" chart:style-name="ch4"/>
        <chart:plot-area chart:style-name="ch5" table:cell-range-address="'ABZ6 100C_MMM'.A1:'ABZ6 100C_MMM'.B5 'ABZ6 100C_MMM'.D1:'ABZ6 100C_MMM'.D5 'ABZ6 100C_MMM'.F1:'ABZ6 100C_MMM'.F5 'ABZ6 100C_MMM'.H1:'ABZ6 100C_MMM'.H5 'ABZ6 100C_MMM'.J1:'ABZ6 100C_MMM'.J5 'ABZ6 100C_MMM'.L1:'ABZ6 100C_MMM'.L5 'ABZ6 100C_MMM'.N1:'ABZ6 100C_MMM'.N5 'ABZ6 100C_MMM'.P1:'ABZ6 100C_MMM'.P5 'ABZ6 100C_MMM'.R1:'ABZ6 100C_MMM'.R5 'ABZ6 100C_MMM'.T1:'ABZ6 100C_MMM'.T5 'ABZ6 100C_MMM'.V1:'ABZ6 100C_MMM'.V5 'ABZ6 100C_MMM'.X1:'ABZ6 100C_MMM'.X5 'ABZ6 100C_MMM'.Z1:'ABZ6 100C_MMM'.Z5" chart:data-source-has-labels="both" svg:x="0.699cm" svg:y="2.956cm" svg:width="16.221cm" svg:height="7.49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'ABZ6 100C_MMM'.A1:'ABZ6 100C_MMM'.A1"/>
          </chart:axis>
          <chart:axis chart:dimension="y" chart:name="primary-y" chart:style-name="ch8">
            <chart:title svg:x="0.451cm" svg:y="7.155cm" chart:style-name="ch9">
              <text:p>Makespan</text:p>
            </chart:title>
            <chart:grid chart:style-name="ch10" chart:class="major"/>
          </chart:axis>
          <chart:series chart:style-name="ch11" chart:values-cell-range-address="'ABZ6 100C_MMM'.B2:'ABZ6 100C_MMM'.B5" chart:label-cell-address="'ABZ6 100C_MMM'.B1:'ABZ6 100C_MMM'.B1" chart:class="chart:scatter">
            <chart:domain table:cell-range-address="'ABZ6 100C_MMM'.A2:'ABZ6 100C_MMM'.A5"/>
            <chart:data-point chart:repeated="4"/>
          </chart:series>
          <chart:series chart:style-name="ch12" chart:values-cell-range-address="'ABZ6 100C_MMM'.D2:'ABZ6 100C_MMM'.D5" chart:label-cell-address="'ABZ6 100C_MMM'.D1:'ABZ6 100C_MMM'.D1" chart:class="chart:scatter">
            <chart:domain table:cell-range-address="'ABZ6 100C_MMM'.C2:'ABZ6 100C_MMM'.C5"/>
            <chart:data-point chart:repeated="4"/>
          </chart:series>
          <chart:series chart:style-name="ch13" chart:values-cell-range-address="'ABZ6 100C_MMM'.F2:'ABZ6 100C_MMM'.F5" chart:label-cell-address="'ABZ6 100C_MMM'.F1:'ABZ6 100C_MMM'.F1" chart:class="chart:scatter">
            <chart:domain table:cell-range-address="'ABZ6 100C_MMM'.E2:'ABZ6 100C_MMM'.E5"/>
            <chart:data-point chart:repeated="4"/>
          </chart:series>
          <chart:series chart:style-name="ch14" chart:values-cell-range-address="'ABZ6 100C_MMM'.H2:'ABZ6 100C_MMM'.H5" chart:label-cell-address="'ABZ6 100C_MMM'.H1:'ABZ6 100C_MMM'.H1" chart:class="chart:scatter">
            <chart:domain table:cell-range-address="'ABZ6 100C_MMM'.G2:'ABZ6 100C_MMM'.G5"/>
            <chart:data-point chart:repeated="4"/>
          </chart:series>
          <chart:series chart:style-name="ch15" chart:values-cell-range-address="'ABZ6 100C_MMM'.J2:'ABZ6 100C_MMM'.J5" chart:label-cell-address="'ABZ6 100C_MMM'.J1:'ABZ6 100C_MMM'.J1" chart:class="chart:scatter">
            <chart:domain table:cell-range-address="'ABZ6 100C_MMM'.I2:'ABZ6 100C_MMM'.I5"/>
            <chart:data-point chart:repeated="4"/>
          </chart:series>
          <chart:series chart:style-name="ch16" chart:values-cell-range-address="'ABZ6 100C_MMM'.L2:'ABZ6 100C_MMM'.L5" chart:label-cell-address="'ABZ6 100C_MMM'.L1:'ABZ6 100C_MMM'.L1" chart:class="chart:scatter">
            <chart:domain table:cell-range-address="'ABZ6 100C_MMM'.K2:'ABZ6 100C_MMM'.K5"/>
            <chart:data-point chart:repeated="4"/>
          </chart:series>
          <chart:series chart:style-name="ch17" chart:values-cell-range-address="'ABZ6 100C_MMM'.N2:'ABZ6 100C_MMM'.N5" chart:label-cell-address="'ABZ6 100C_MMM'.N1:'ABZ6 100C_MMM'.N1" chart:class="chart:scatter">
            <chart:domain table:cell-range-address="'ABZ6 100C_MMM'.M2:'ABZ6 100C_MMM'.M5"/>
            <chart:data-point chart:repeated="4"/>
          </chart:series>
          <chart:series chart:style-name="ch18" chart:values-cell-range-address="'ABZ6 100C_MMM'.P2:'ABZ6 100C_MMM'.P5" chart:label-cell-address="'ABZ6 100C_MMM'.P1:'ABZ6 100C_MMM'.P1" chart:class="chart:scatter">
            <chart:domain table:cell-range-address="'ABZ6 100C_MMM'.O2:'ABZ6 100C_MMM'.O5"/>
            <chart:data-point chart:repeated="4"/>
          </chart:series>
          <chart:series chart:style-name="ch19" chart:values-cell-range-address="'ABZ6 100C_MMM'.R2:'ABZ6 100C_MMM'.R5" chart:label-cell-address="'ABZ6 100C_MMM'.R1:'ABZ6 100C_MMM'.R1" chart:class="chart:scatter">
            <chart:domain table:cell-range-address="'ABZ6 100C_MMM'.Q2:'ABZ6 100C_MMM'.Q5"/>
            <chart:data-point chart:repeated="4"/>
          </chart:series>
          <chart:series chart:style-name="ch20" chart:values-cell-range-address="'ABZ6 100C_MMM'.T2:'ABZ6 100C_MMM'.T5" chart:label-cell-address="'ABZ6 100C_MMM'.T1:'ABZ6 100C_MMM'.T1" chart:class="chart:scatter">
            <chart:domain table:cell-range-address="'ABZ6 100C_MMM'.S2:'ABZ6 100C_MMM'.S5"/>
            <chart:data-point chart:repeated="4"/>
          </chart:series>
          <chart:series chart:style-name="ch21" chart:values-cell-range-address="'ABZ6 100C_MMM'.V2:'ABZ6 100C_MMM'.V5" chart:label-cell-address="'ABZ6 100C_MMM'.V1:'ABZ6 100C_MMM'.V1" chart:class="chart:scatter">
            <chart:domain table:cell-range-address="'ABZ6 100C_MMM'.U2:'ABZ6 100C_MMM'.U5"/>
            <chart:data-point chart:repeated="4"/>
          </chart:series>
          <chart:series chart:style-name="ch22" chart:values-cell-range-address="'ABZ6 100C_MMM'.X2:'ABZ6 100C_MMM'.X5" chart:label-cell-address="'ABZ6 100C_MMM'.X1:'ABZ6 100C_MMM'.X1" chart:class="chart:scatter">
            <chart:domain table:cell-range-address="'ABZ6 100C_MMM'.W2:'ABZ6 100C_MMM'.W5"/>
            <chart:data-point chart:repeated="4"/>
          </chart:series>
          <chart:series chart:style-name="ch23" chart:values-cell-range-address="'ABZ6 100C_MMM'.Z2:'ABZ6 100C_MMM'.Z5" chart:label-cell-address="'ABZ6 100C_MMM'.Z1:'ABZ6 100C_MMM'.Z1" chart:class="chart:scatter">
            <chart:domain table:cell-range-address="'ABZ6 100C_MMM'.Y2:'ABZ6 100C_MMM'.Y5"/>
            <chart:data-point chart:repeated="4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6 100C_MMM'.B1:'ABZ6 100C_MMM'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'ABZ6 100C_MMM'.D1:'ABZ6 100C_MMM'.D1">CP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'ABZ6 100C_MMM'.F1:'ABZ6 100C_MMM'.F1">CP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'ABZ6 100C_MMM'.H1:'ABZ6 100C_MMM'.H1">CP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'ABZ6 100C_MMM'.J1:'ABZ6 100C_MMM'.J1">AHS BT/MPS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'ABZ6 100C_MMM'.L1:'ABZ6 100C_MMM'.L1">AHS BT/MPS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'ABZ6 100C_MMM'.N1:'ABZ6 100C_MMM'.N1">AHS BT/MPS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'ABZ6 100C_MMM'.P1:'ABZ6 100C_MMM'.P1">VH BT/MPS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'ABZ6 100C_MMM'.R1:'ABZ6 100C_MMM'.R1">VH BT/MPS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'ABZ6 100C_MMM'.T1:'ABZ6 100C_MMM'.T1">VH BT/MPS (pior solução)</text:p>
              </table:table-cell>
              <table:table-cell office:value-type="string">
                <text:p>Colonne U</text:p>
              </table:table-cell>
              <table:table-cell office:value-type="string">
                <text:p text:id="'ABZ6 100C_MMM'.V1:'ABZ6 100C_MMM'.V1">VHM BT/MPS (melhor solução)</text:p>
              </table:table-cell>
              <table:table-cell office:value-type="string">
                <text:p>Colonne W</text:p>
              </table:table-cell>
              <table:table-cell office:value-type="string">
                <text:p text:id="'ABZ6 100C_MMM'.X1:'ABZ6 100C_MMM'.X1">VHM BT/MPS (média 5 rodadas)</text:p>
              </table:table-cell>
              <table:table-cell office:value-type="string">
                <text:p>Colonne Y</text:p>
              </table:table-cell>
              <table:table-cell office:value-type="string">
                <text:p text:id="'ABZ6 100C_MMM'.Z1:'ABZ6 100C_MMM'.Z1">VHM BT/MPS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'ABZ6 100C_MMM'.A1:'ABZ6 100C_MMM'.A1">Soluções computadas</text:p>
              </table:table-cell>
              <table:table-cell office:value-type="float" office:value="117798">
                <text:p text:id="'ABZ6 100C_MMM'.A2:'ABZ6 100C_MMM'.A5">117798</text:p>
              </table:table-cell>
              <table:table-cell office:value-type="float" office:value="947">
                <text:p text:id="'ABZ6 100C_MMM'.B2:'ABZ6 100C_MMM'.B5">947</text:p>
              </table:table-cell>
              <table:table-cell office:value-type="float" office:value="173770">
                <text:p text:id="'ABZ6 100C_MMM'.C2:'ABZ6 100C_MMM'.C5">173770</text:p>
              </table:table-cell>
              <table:table-cell office:value-type="float" office:value="945">
                <text:p text:id="'ABZ6 100C_MMM'.D2:'ABZ6 100C_MMM'.D5">945</text:p>
              </table:table-cell>
              <table:table-cell office:value-type="float" office:value="173616.2">
                <text:p text:id="'ABZ6 100C_MMM'.E2:'ABZ6 100C_MMM'.E5">173616.2</text:p>
              </table:table-cell>
              <table:table-cell office:value-type="float" office:value="950">
                <text:p text:id="'ABZ6 100C_MMM'.F2:'ABZ6 100C_MMM'.F5">950</text:p>
              </table:table-cell>
              <table:table-cell office:value-type="float" office:value="175105">
                <text:p text:id="'ABZ6 100C_MMM'.G2:'ABZ6 100C_MMM'.G5">175105</text:p>
              </table:table-cell>
              <table:table-cell office:value-type="float" office:value="958">
                <text:p text:id="'ABZ6 100C_MMM'.H2:'ABZ6 100C_MMM'.H5">958</text:p>
              </table:table-cell>
              <table:table-cell office:value-type="float" office:value="100165">
                <text:p text:id="'ABZ6 100C_MMM'.I2:'ABZ6 100C_MMM'.I5">100165</text:p>
              </table:table-cell>
              <table:table-cell office:value-type="float" office:value="943">
                <text:p text:id="'ABZ6 100C_MMM'.J2:'ABZ6 100C_MMM'.J5">943</text:p>
              </table:table-cell>
              <table:table-cell office:value-type="float" office:value="96278.4">
                <text:p text:id="'ABZ6 100C_MMM'.K2:'ABZ6 100C_MMM'.K5">96278.4</text:p>
              </table:table-cell>
              <table:table-cell office:value-type="float" office:value="947.2">
                <text:p text:id="'ABZ6 100C_MMM'.L2:'ABZ6 100C_MMM'.L5">947.2</text:p>
              </table:table-cell>
              <table:table-cell office:value-type="float" office:value="103022">
                <text:p text:id="'ABZ6 100C_MMM'.M2:'ABZ6 100C_MMM'.M5">103022</text:p>
              </table:table-cell>
              <table:table-cell office:value-type="float" office:value="952">
                <text:p text:id="'ABZ6 100C_MMM'.N2:'ABZ6 100C_MMM'.N5">952</text:p>
              </table:table-cell>
              <table:table-cell office:value-type="float" office:value="80192">
                <text:p text:id="'ABZ6 100C_MMM'.O2:'ABZ6 100C_MMM'.O5">80192</text:p>
              </table:table-cell>
              <table:table-cell office:value-type="float" office:value="947">
                <text:p text:id="'ABZ6 100C_MMM'.P2:'ABZ6 100C_MMM'.P5">947</text:p>
              </table:table-cell>
              <table:table-cell office:value-type="float" office:value="85858.6">
                <text:p text:id="'ABZ6 100C_MMM'.Q2:'ABZ6 100C_MMM'.Q5">85858.6</text:p>
              </table:table-cell>
              <table:table-cell office:value-type="float" office:value="953.6">
                <text:p text:id="'ABZ6 100C_MMM'.R2:'ABZ6 100C_MMM'.R5">953.6</text:p>
              </table:table-cell>
              <table:table-cell office:value-type="float" office:value="92945">
                <text:p text:id="'ABZ6 100C_MMM'.S2:'ABZ6 100C_MMM'.S5">92945</text:p>
              </table:table-cell>
              <table:table-cell office:value-type="float" office:value="958">
                <text:p text:id="'ABZ6 100C_MMM'.T2:'ABZ6 100C_MMM'.T5">958</text:p>
              </table:table-cell>
              <table:table-cell office:value-type="float" office:value="77572">
                <text:p text:id="'ABZ6 100C_MMM'.U2:'ABZ6 100C_MMM'.U5">77572</text:p>
              </table:table-cell>
              <table:table-cell office:value-type="float" office:value="948">
                <text:p text:id="'ABZ6 100C_MMM'.V2:'ABZ6 100C_MMM'.V5">948</text:p>
              </table:table-cell>
              <table:table-cell office:value-type="float" office:value="86598.4">
                <text:p text:id="'ABZ6 100C_MMM'.W2:'ABZ6 100C_MMM'.W5">86598.4</text:p>
              </table:table-cell>
              <table:table-cell office:value-type="float" office:value="951.6">
                <text:p text:id="'ABZ6 100C_MMM'.X2:'ABZ6 100C_MMM'.X5">951.6</text:p>
              </table:table-cell>
              <table:table-cell office:value-type="float" office:value="89689">
                <text:p text:id="'ABZ6 100C_MMM'.Y2:'ABZ6 100C_MMM'.Y5">89689</text:p>
              </table:table-cell>
              <table:table-cell office:value-type="float" office:value="958">
                <text:p text:id="'ABZ6 100C_MMM'.Z2:'ABZ6 100C_MMM'.Z5">958</text:p>
              </table:table-cell>
            </table:table-row>
            <table:table-row>
              <table:table-cell office:value-type="string"/>
              <table:table-cell office:value-type="float" office:value="980410">
                <text:p>980410</text:p>
              </table:table-cell>
              <table:table-cell office:value-type="float" office:value="947">
                <text:p>947</text:p>
              </table:table-cell>
              <table:table-cell office:value-type="float" office:value="954672">
                <text:p>954672</text:p>
              </table:table-cell>
              <table:table-cell office:value-type="float" office:value="943">
                <text:p>943</text:p>
              </table:table-cell>
              <table:table-cell office:value-type="float" office:value="949477.2">
                <text:p>949477.2</text:p>
              </table:table-cell>
              <table:table-cell office:value-type="float" office:value="944.6">
                <text:p>944.6</text:p>
              </table:table-cell>
              <table:table-cell office:value-type="float" office:value="972616">
                <text:p>972616</text:p>
              </table:table-cell>
              <table:table-cell office:value-type="float" office:value="945">
                <text:p>945</text:p>
              </table:table-cell>
              <table:table-cell office:value-type="float" office:value="742576">
                <text:p>742576</text:p>
              </table:table-cell>
              <table:table-cell office:value-type="float" office:value="943">
                <text:p>943</text:p>
              </table:table-cell>
              <table:table-cell office:value-type="float" office:value="747303.4">
                <text:p>747303.4</text:p>
              </table:table-cell>
              <table:table-cell office:value-type="float" office:value="944.2">
                <text:p>944.2</text:p>
              </table:table-cell>
              <table:table-cell office:value-type="float" office:value="755979">
                <text:p>755979</text:p>
              </table:table-cell>
              <table:table-cell office:value-type="float" office:value="947">
                <text:p>947</text:p>
              </table:table-cell>
              <table:table-cell office:value-type="float" office:value="670859">
                <text:p>670859</text:p>
              </table:table-cell>
              <table:table-cell office:value-type="float" office:value="945">
                <text:p>945</text:p>
              </table:table-cell>
              <table:table-cell office:value-type="float" office:value="699736.4">
                <text:p>699736.4</text:p>
              </table:table-cell>
              <table:table-cell office:value-type="float" office:value="946.2">
                <text:p>946.2</text:p>
              </table:table-cell>
              <table:table-cell office:value-type="float" office:value="737008">
                <text:p>737008</text:p>
              </table:table-cell>
              <table:table-cell office:value-type="float" office:value="947">
                <text:p>947</text:p>
              </table:table-cell>
              <table:table-cell office:value-type="float" office:value="699354">
                <text:p>699354</text:p>
              </table:table-cell>
              <table:table-cell office:value-type="float" office:value="943">
                <text:p>943</text:p>
              </table:table-cell>
              <table:table-cell office:value-type="float" office:value="693101.6">
                <text:p>693101.6</text:p>
              </table:table-cell>
              <table:table-cell office:value-type="float" office:value="946.2">
                <text:p>946.2</text:p>
              </table:table-cell>
              <table:table-cell office:value-type="float" office:value="700777">
                <text:p>700777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/>
              <table:table-cell office:value-type="float" office:value="6582835">
                <text:p>6582835</text:p>
              </table:table-cell>
              <table:table-cell office:value-type="float" office:value="947">
                <text:p>947</text:p>
              </table:table-cell>
              <table:table-cell office:value-type="float" office:value="6991412">
                <text:p>6991412</text:p>
              </table:table-cell>
              <table:table-cell office:value-type="float" office:value="943">
                <text:p>943</text:p>
              </table:table-cell>
              <table:table-cell office:value-type="float" office:value="7132346.6">
                <text:p>7132346.6</text:p>
              </table:table-cell>
              <table:table-cell office:value-type="float" office:value="943.8">
                <text:p>943.8</text:p>
              </table:table-cell>
              <table:table-cell office:value-type="float" office:value="7226968">
                <text:p>7226968</text:p>
              </table:table-cell>
              <table:table-cell office:value-type="float" office:value="945">
                <text:p>945</text:p>
              </table:table-cell>
              <table:table-cell office:value-type="float" office:value="7155805">
                <text:p>7155805</text:p>
              </table:table-cell>
              <table:table-cell office:value-type="float" office:value="943">
                <text:p>943</text:p>
              </table:table-cell>
              <table:table-cell office:value-type="float" office:value="7301236.8">
                <text:p>7301236.8</text:p>
              </table:table-cell>
              <table:table-cell office:value-type="float" office:value="943">
                <text:p>943</text:p>
              </table:table-cell>
              <table:table-cell office:value-type="float" office:value="7512974">
                <text:p>7512974</text:p>
              </table:table-cell>
              <table:table-cell office:value-type="float" office:value="943">
                <text:p>943</text:p>
              </table:table-cell>
              <table:table-cell office:value-type="float" office:value="6594056">
                <text:p>6594056</text:p>
              </table:table-cell>
              <table:table-cell office:value-type="float" office:value="943">
                <text:p>943</text:p>
              </table:table-cell>
              <table:table-cell office:value-type="float" office:value="6742725.6">
                <text:p>6742725.6</text:p>
              </table:table-cell>
              <table:table-cell office:value-type="float" office:value="943">
                <text:p>943</text:p>
              </table:table-cell>
              <table:table-cell office:value-type="float" office:value="6919424">
                <text:p>6919424</text:p>
              </table:table-cell>
              <table:table-cell office:value-type="float" office:value="943">
                <text:p>943</text:p>
              </table:table-cell>
              <table:table-cell office:value-type="float" office:value="6696246">
                <text:p>6696246</text:p>
              </table:table-cell>
              <table:table-cell office:value-type="float" office:value="943">
                <text:p>943</text:p>
              </table:table-cell>
              <table:table-cell office:value-type="float" office:value="6785332.4">
                <text:p>6785332.4</text:p>
              </table:table-cell>
              <table:table-cell office:value-type="float" office:value="943.4">
                <text:p>943.4</text:p>
              </table:table-cell>
              <table:table-cell office:value-type="float" office:value="6714476">
                <text:p>6714476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/>
              <table:table-cell office:value-type="float" office:value="62602112">
                <text:p>62602112</text:p>
              </table:table-cell>
              <table:table-cell office:value-type="float" office:value="947">
                <text:p>947</text:p>
              </table:table-cell>
              <table:table-cell office:value-type="float" office:value="57994601">
                <text:p>57994601</text:p>
              </table:table-cell>
              <table:table-cell office:value-type="float" office:value="943">
                <text:p>943</text:p>
              </table:table-cell>
              <table:table-cell office:value-type="float" office:value="58793910.2">
                <text:p>58793910.2</text:p>
              </table:table-cell>
              <table:table-cell office:value-type="float" office:value="943">
                <text:p>943</text:p>
              </table:table-cell>
              <table:table-cell office:value-type="float" office:value="59878469">
                <text:p>59878469</text:p>
              </table:table-cell>
              <table:table-cell office:value-type="float" office:value="943">
                <text:p>943</text:p>
              </table:table-cell>
              <table:table-cell office:value-type="float" office:value="67611826">
                <text:p>67611826</text:p>
              </table:table-cell>
              <table:table-cell office:value-type="float" office:value="943">
                <text:p>943</text:p>
              </table:table-cell>
              <table:table-cell office:value-type="float" office:value="68495792.2">
                <text:p>68495792.2</text:p>
              </table:table-cell>
              <table:table-cell office:value-type="float" office:value="943.4">
                <text:p>943.4</text:p>
              </table:table-cell>
              <table:table-cell office:value-type="float" office:value="67858442">
                <text:p>67858442</text:p>
              </table:table-cell>
              <table:table-cell office:value-type="float" office:value="945">
                <text:p>945</text:p>
              </table:table-cell>
              <table:table-cell office:value-type="float" office:value="64957290">
                <text:p>64957290</text:p>
              </table:table-cell>
              <table:table-cell office:value-type="float" office:value="943">
                <text:p>943</text:p>
              </table:table-cell>
              <table:table-cell office:value-type="float" office:value="65318950.8">
                <text:p>65318950.8</text:p>
              </table:table-cell>
              <table:table-cell office:value-type="float" office:value="943.4">
                <text:p>943.4</text:p>
              </table:table-cell>
              <table:table-cell office:value-type="float" office:value="65861156">
                <text:p>65861156</text:p>
              </table:table-cell>
              <table:table-cell office:value-type="float" office:value="945">
                <text:p>945</text:p>
              </table:table-cell>
              <table:table-cell office:value-type="float" office:value="64480645">
                <text:p>64480645</text:p>
              </table:table-cell>
              <table:table-cell office:value-type="float" office:value="943">
                <text:p>943</text:p>
              </table:table-cell>
              <table:table-cell office:value-type="float" office:value="64529257">
                <text:p>64529257</text:p>
              </table:table-cell>
              <table:table-cell office:value-type="float" office:value="944.2">
                <text:p>944.2</text:p>
              </table:table-cell>
              <table:table-cell office:value-type="float" office:value="64736149">
                <text:p>64736149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43" chart:maximum="959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dash" draw:stroke-dash="Fine_20_Dashed_20__28_var_29_" svg:stroke-width="0.088cm" svg:stroke-color="#4b1f6f" draw:fill-color="#4b1f6f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dash" draw:stroke-dash="_32__20_Dots_20_1_20_Dash" svg:stroke-width="0.088cm" svg:stroke-color="#4b1f6f" draw:fill-color="#4b1f6f"/>
      <style:text-properties fo:font-size="6pt" style:font-size-asian="6pt" style:font-size-complex="6pt"/>
    </style:style>
    <style:style style:name="ch15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6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8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9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20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21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22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3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 10 11 12" chart:style-name="ch1">
        <chart:title svg:x="1.707cm" svg:y="0.218cm" chart:style-name="ch2">
          <text:p>ABZ 6 - Busca Tabu X Modelos de hibridização &amp; Colisão de Partículas (resultado após 5 rodadas)</text:p>
        </chart:title>
        <chart:subtitle svg:x="0.133cm" svg:y="0.938cm" chart:style-name="ch3">
          <text:p>Modelos de hibridização:  Tamanho da população = 12; N° de ciclos = 100; Ordem dos operadores invertida para AHS, VH e VHM;
Colisão de Partículas: Operador de Perturbação = M1; Operador de Exploração Local: Busca Tabu;
Busca Tabu: Método de geração de vizinhança = N5; Tamanho da lista tabu = 8; Número máximo de iterações = 10 a 10.000;
Multidão de Partículas Similar: Método de Cruzamento = C1 com 1 pt flutuante; Método de mutação = M7 (1 serviço).</text:p>
        </chart:subtitle>
        <chart:legend chart:legend-position="end" svg:x="17.369cm" svg:y="3.378cm" chart:style-name="ch4"/>
        <chart:plot-area chart:style-name="ch5" table:cell-range-address="'ABZ6 100C_MMM_OI'.A1:'ABZ6 100C_MMM_OI'.B5 'ABZ6 100C_MMM_OI'.D1:'ABZ6 100C_MMM_OI'.D5 'ABZ6 100C_MMM_OI'.F1:'ABZ6 100C_MMM_OI'.F5 'ABZ6 100C_MMM_OI'.H1:'ABZ6 100C_MMM_OI'.H5 'ABZ6 100C_MMM_OI'.J1:'ABZ6 100C_MMM_OI'.J5 'ABZ6 100C_MMM_OI'.L1:'ABZ6 100C_MMM_OI'.L5 'ABZ6 100C_MMM_OI'.N1:'ABZ6 100C_MMM_OI'.N5 'ABZ6 100C_MMM_OI'.P1:'ABZ6 100C_MMM_OI'.P5 'ABZ6 100C_MMM_OI'.R1:'ABZ6 100C_MMM_OI'.R5 'ABZ6 100C_MMM_OI'.T1:'ABZ6 100C_MMM_OI'.T5 'ABZ6 100C_MMM_OI'.V1:'ABZ6 100C_MMM_OI'.V5 'ABZ6 100C_MMM_OI'.X1:'ABZ6 100C_MMM_OI'.X5 'ABZ6 100C_MMM_OI'.Z1:'ABZ6 100C_MMM_OI'.Z5" chart:data-source-has-labels="both" svg:x="0.699cm" svg:y="2.956cm" svg:width="16.221cm" svg:height="7.49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'ABZ6 100C_MMM_OI'.A1:'ABZ6 100C_MMM_OI'.A1"/>
          </chart:axis>
          <chart:axis chart:dimension="y" chart:name="primary-y" chart:style-name="ch8">
            <chart:title svg:x="0.451cm" svg:y="7.155cm" chart:style-name="ch9">
              <text:p>Makespan</text:p>
            </chart:title>
            <chart:grid chart:style-name="ch10" chart:class="major"/>
          </chart:axis>
          <chart:series chart:style-name="ch11" chart:values-cell-range-address="'ABZ6 100C_MMM_OI'.B2:'ABZ6 100C_MMM_OI'.B5" chart:label-cell-address="'ABZ6 100C_MMM_OI'.B1:'ABZ6 100C_MMM_OI'.B1" chart:class="chart:scatter">
            <chart:domain table:cell-range-address="'ABZ6 100C_MMM_OI'.A2:'ABZ6 100C_MMM_OI'.A5"/>
            <chart:data-point chart:repeated="4"/>
          </chart:series>
          <chart:series chart:style-name="ch12" chart:values-cell-range-address="'ABZ6 100C_MMM_OI'.D2:'ABZ6 100C_MMM_OI'.D5" chart:label-cell-address="'ABZ6 100C_MMM_OI'.D1:'ABZ6 100C_MMM_OI'.D1" chart:class="chart:scatter">
            <chart:domain table:cell-range-address="'ABZ6 100C_MMM_OI'.C2:'ABZ6 100C_MMM_OI'.C5"/>
            <chart:data-point chart:repeated="4"/>
          </chart:series>
          <chart:series chart:style-name="ch13" chart:values-cell-range-address="'ABZ6 100C_MMM_OI'.F2:'ABZ6 100C_MMM_OI'.F5" chart:label-cell-address="'ABZ6 100C_MMM_OI'.F1:'ABZ6 100C_MMM_OI'.F1" chart:class="chart:scatter">
            <chart:domain table:cell-range-address="'ABZ6 100C_MMM_OI'.E2:'ABZ6 100C_MMM_OI'.E5"/>
            <chart:data-point chart:repeated="4"/>
          </chart:series>
          <chart:series chart:style-name="ch14" chart:values-cell-range-address="'ABZ6 100C_MMM_OI'.H2:'ABZ6 100C_MMM_OI'.H5" chart:label-cell-address="'ABZ6 100C_MMM_OI'.H1:'ABZ6 100C_MMM_OI'.H1" chart:class="chart:scatter">
            <chart:domain table:cell-range-address="'ABZ6 100C_MMM_OI'.G2:'ABZ6 100C_MMM_OI'.G5"/>
            <chart:data-point chart:repeated="4"/>
          </chart:series>
          <chart:series chart:style-name="ch15" chart:values-cell-range-address="'ABZ6 100C_MMM_OI'.J2:'ABZ6 100C_MMM_OI'.J5" chart:label-cell-address="'ABZ6 100C_MMM_OI'.J1:'ABZ6 100C_MMM_OI'.J1" chart:class="chart:scatter">
            <chart:domain table:cell-range-address="'ABZ6 100C_MMM_OI'.I2:'ABZ6 100C_MMM_OI'.I5"/>
            <chart:data-point chart:repeated="4"/>
          </chart:series>
          <chart:series chart:style-name="ch16" chart:values-cell-range-address="'ABZ6 100C_MMM_OI'.L2:'ABZ6 100C_MMM_OI'.L5" chart:label-cell-address="'ABZ6 100C_MMM_OI'.L1:'ABZ6 100C_MMM_OI'.L1" chart:class="chart:scatter">
            <chart:domain table:cell-range-address="'ABZ6 100C_MMM_OI'.K2:'ABZ6 100C_MMM_OI'.K5"/>
            <chart:data-point chart:repeated="4"/>
          </chart:series>
          <chart:series chart:style-name="ch17" chart:values-cell-range-address="'ABZ6 100C_MMM_OI'.N2:'ABZ6 100C_MMM_OI'.N5" chart:label-cell-address="'ABZ6 100C_MMM_OI'.N1:'ABZ6 100C_MMM_OI'.N1" chart:class="chart:scatter">
            <chart:domain table:cell-range-address="'ABZ6 100C_MMM_OI'.M2:'ABZ6 100C_MMM_OI'.M5"/>
            <chart:data-point chart:repeated="4"/>
          </chart:series>
          <chart:series chart:style-name="ch18" chart:values-cell-range-address="'ABZ6 100C_MMM_OI'.P2:'ABZ6 100C_MMM_OI'.P5" chart:label-cell-address="'ABZ6 100C_MMM_OI'.P1:'ABZ6 100C_MMM_OI'.P1" chart:class="chart:scatter">
            <chart:domain table:cell-range-address="'ABZ6 100C_MMM_OI'.O2:'ABZ6 100C_MMM_OI'.O5"/>
            <chart:data-point chart:repeated="4"/>
          </chart:series>
          <chart:series chart:style-name="ch19" chart:values-cell-range-address="'ABZ6 100C_MMM_OI'.R2:'ABZ6 100C_MMM_OI'.R5" chart:label-cell-address="'ABZ6 100C_MMM_OI'.R1:'ABZ6 100C_MMM_OI'.R1" chart:class="chart:scatter">
            <chart:domain table:cell-range-address="'ABZ6 100C_MMM_OI'.Q2:'ABZ6 100C_MMM_OI'.Q5"/>
            <chart:data-point chart:repeated="4"/>
          </chart:series>
          <chart:series chart:style-name="ch20" chart:values-cell-range-address="'ABZ6 100C_MMM_OI'.T2:'ABZ6 100C_MMM_OI'.T5" chart:label-cell-address="'ABZ6 100C_MMM_OI'.T1:'ABZ6 100C_MMM_OI'.T1" chart:class="chart:scatter">
            <chart:domain table:cell-range-address="'ABZ6 100C_MMM_OI'.S2:'ABZ6 100C_MMM_OI'.S5"/>
            <chart:data-point chart:repeated="4"/>
          </chart:series>
          <chart:series chart:style-name="ch21" chart:values-cell-range-address="'ABZ6 100C_MMM_OI'.V2:'ABZ6 100C_MMM_OI'.V5" chart:label-cell-address="'ABZ6 100C_MMM_OI'.V1:'ABZ6 100C_MMM_OI'.V1" chart:class="chart:scatter">
            <chart:domain table:cell-range-address="'ABZ6 100C_MMM_OI'.U2:'ABZ6 100C_MMM_OI'.U5"/>
            <chart:data-point chart:repeated="4"/>
          </chart:series>
          <chart:series chart:style-name="ch22" chart:values-cell-range-address="'ABZ6 100C_MMM_OI'.X2:'ABZ6 100C_MMM_OI'.X5" chart:label-cell-address="'ABZ6 100C_MMM_OI'.X1:'ABZ6 100C_MMM_OI'.X1" chart:class="chart:scatter">
            <chart:domain table:cell-range-address="'ABZ6 100C_MMM_OI'.W2:'ABZ6 100C_MMM_OI'.W5"/>
            <chart:data-point chart:repeated="4"/>
          </chart:series>
          <chart:series chart:style-name="ch23" chart:values-cell-range-address="'ABZ6 100C_MMM_OI'.Z2:'ABZ6 100C_MMM_OI'.Z5" chart:label-cell-address="'ABZ6 100C_MMM_OI'.Z1:'ABZ6 100C_MMM_OI'.Z1" chart:class="chart:scatter">
            <chart:domain table:cell-range-address="'ABZ6 100C_MMM_OI'.Y2:'ABZ6 100C_MMM_OI'.Y5"/>
            <chart:data-point chart:repeated="4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6 100C_MMM_OI'.B1:'ABZ6 100C_MMM_OI'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'ABZ6 100C_MMM_OI'.D1:'ABZ6 100C_MMM_OI'.D1">CP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'ABZ6 100C_MMM_OI'.F1:'ABZ6 100C_MMM_OI'.F1">CP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'ABZ6 100C_MMM_OI'.H1:'ABZ6 100C_MMM_OI'.H1">CP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'ABZ6 100C_MMM_OI'.J1:'ABZ6 100C_MMM_OI'.J1">AHS MPS/BT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'ABZ6 100C_MMM_OI'.L1:'ABZ6 100C_MMM_OI'.L1">AHS MPS/BT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'ABZ6 100C_MMM_OI'.N1:'ABZ6 100C_MMM_OI'.N1">AHS MPS/BT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'ABZ6 100C_MMM_OI'.P1:'ABZ6 100C_MMM_OI'.P1">VH MPS/BT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'ABZ6 100C_MMM_OI'.R1:'ABZ6 100C_MMM_OI'.R1">VH MPS/BT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'ABZ6 100C_MMM_OI'.T1:'ABZ6 100C_MMM_OI'.T1">VH MPS/BT (pior solução)</text:p>
              </table:table-cell>
              <table:table-cell office:value-type="string">
                <text:p>Colonne U</text:p>
              </table:table-cell>
              <table:table-cell office:value-type="string">
                <text:p text:id="'ABZ6 100C_MMM_OI'.V1:'ABZ6 100C_MMM_OI'.V1">VHM MPS/BT (melhor solução)</text:p>
              </table:table-cell>
              <table:table-cell office:value-type="string">
                <text:p>Colonne W</text:p>
              </table:table-cell>
              <table:table-cell office:value-type="string">
                <text:p text:id="'ABZ6 100C_MMM_OI'.X1:'ABZ6 100C_MMM_OI'.X1">VHM MPS/BT (média 5 rodadas)</text:p>
              </table:table-cell>
              <table:table-cell office:value-type="string">
                <text:p>Colonne Y</text:p>
              </table:table-cell>
              <table:table-cell office:value-type="string">
                <text:p text:id="'ABZ6 100C_MMM_OI'.Z1:'ABZ6 100C_MMM_OI'.Z1">VHM MPS/BT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'ABZ6 100C_MMM_OI'.A1:'ABZ6 100C_MMM_OI'.A1">Soluções computadas</text:p>
              </table:table-cell>
              <table:table-cell office:value-type="float" office:value="117798">
                <text:p text:id="'ABZ6 100C_MMM_OI'.A2:'ABZ6 100C_MMM_OI'.A5">117798</text:p>
              </table:table-cell>
              <table:table-cell office:value-type="float" office:value="947">
                <text:p text:id="'ABZ6 100C_MMM_OI'.B2:'ABZ6 100C_MMM_OI'.B5">947</text:p>
              </table:table-cell>
              <table:table-cell office:value-type="float" office:value="173770">
                <text:p text:id="'ABZ6 100C_MMM_OI'.C2:'ABZ6 100C_MMM_OI'.C5">173770</text:p>
              </table:table-cell>
              <table:table-cell office:value-type="float" office:value="945">
                <text:p text:id="'ABZ6 100C_MMM_OI'.D2:'ABZ6 100C_MMM_OI'.D5">945</text:p>
              </table:table-cell>
              <table:table-cell office:value-type="float" office:value="173616.2">
                <text:p text:id="'ABZ6 100C_MMM_OI'.E2:'ABZ6 100C_MMM_OI'.E5">173616.2</text:p>
              </table:table-cell>
              <table:table-cell office:value-type="float" office:value="950">
                <text:p text:id="'ABZ6 100C_MMM_OI'.F2:'ABZ6 100C_MMM_OI'.F5">950</text:p>
              </table:table-cell>
              <table:table-cell office:value-type="float" office:value="175105">
                <text:p text:id="'ABZ6 100C_MMM_OI'.G2:'ABZ6 100C_MMM_OI'.G5">175105</text:p>
              </table:table-cell>
              <table:table-cell office:value-type="float" office:value="958">
                <text:p text:id="'ABZ6 100C_MMM_OI'.H2:'ABZ6 100C_MMM_OI'.H5">958</text:p>
              </table:table-cell>
              <table:table-cell office:value-type="float" office:value="87954">
                <text:p text:id="'ABZ6 100C_MMM_OI'.I2:'ABZ6 100C_MMM_OI'.I5">87954</text:p>
              </table:table-cell>
              <table:table-cell office:value-type="float" office:value="947">
                <text:p text:id="'ABZ6 100C_MMM_OI'.J2:'ABZ6 100C_MMM_OI'.J5">947</text:p>
              </table:table-cell>
              <table:table-cell office:value-type="float" office:value="90825.4">
                <text:p text:id="'ABZ6 100C_MMM_OI'.K2:'ABZ6 100C_MMM_OI'.K5">90825.4</text:p>
              </table:table-cell>
              <table:table-cell office:value-type="float" office:value="947.8">
                <text:p text:id="'ABZ6 100C_MMM_OI'.L2:'ABZ6 100C_MMM_OI'.L5">947.8</text:p>
              </table:table-cell>
              <table:table-cell office:value-type="float" office:value="96533">
                <text:p text:id="'ABZ6 100C_MMM_OI'.M2:'ABZ6 100C_MMM_OI'.M5">96533</text:p>
              </table:table-cell>
              <table:table-cell office:value-type="float" office:value="948">
                <text:p text:id="'ABZ6 100C_MMM_OI'.N2:'ABZ6 100C_MMM_OI'.N5">948</text:p>
              </table:table-cell>
              <table:table-cell office:value-type="float" office:value="94725">
                <text:p text:id="'ABZ6 100C_MMM_OI'.O2:'ABZ6 100C_MMM_OI'.O5">94725</text:p>
              </table:table-cell>
              <table:table-cell office:value-type="float" office:value="947">
                <text:p text:id="'ABZ6 100C_MMM_OI'.P2:'ABZ6 100C_MMM_OI'.P5">947</text:p>
              </table:table-cell>
              <table:table-cell office:value-type="float" office:value="90316">
                <text:p text:id="'ABZ6 100C_MMM_OI'.Q2:'ABZ6 100C_MMM_OI'.Q5">90316</text:p>
              </table:table-cell>
              <table:table-cell office:value-type="float" office:value="951.4">
                <text:p text:id="'ABZ6 100C_MMM_OI'.R2:'ABZ6 100C_MMM_OI'.R5">951.4</text:p>
              </table:table-cell>
              <table:table-cell office:value-type="float" office:value="88738">
                <text:p text:id="'ABZ6 100C_MMM_OI'.S2:'ABZ6 100C_MMM_OI'.S5">88738</text:p>
              </table:table-cell>
              <table:table-cell office:value-type="float" office:value="966">
                <text:p text:id="'ABZ6 100C_MMM_OI'.T2:'ABZ6 100C_MMM_OI'.T5">966</text:p>
              </table:table-cell>
              <table:table-cell office:value-type="float" office:value="94914">
                <text:p text:id="'ABZ6 100C_MMM_OI'.U2:'ABZ6 100C_MMM_OI'.U5">94914</text:p>
              </table:table-cell>
              <table:table-cell office:value-type="float" office:value="947">
                <text:p text:id="'ABZ6 100C_MMM_OI'.V2:'ABZ6 100C_MMM_OI'.V5">947</text:p>
              </table:table-cell>
              <table:table-cell office:value-type="float" office:value="95670.2">
                <text:p text:id="'ABZ6 100C_MMM_OI'.W2:'ABZ6 100C_MMM_OI'.W5">95670.2</text:p>
              </table:table-cell>
              <table:table-cell office:value-type="float" office:value="948">
                <text:p text:id="'ABZ6 100C_MMM_OI'.X2:'ABZ6 100C_MMM_OI'.X5">948</text:p>
              </table:table-cell>
              <table:table-cell office:value-type="float" office:value="100974">
                <text:p text:id="'ABZ6 100C_MMM_OI'.Y2:'ABZ6 100C_MMM_OI'.Y5">100974</text:p>
              </table:table-cell>
              <table:table-cell office:value-type="float" office:value="951">
                <text:p text:id="'ABZ6 100C_MMM_OI'.Z2:'ABZ6 100C_MMM_OI'.Z5">951</text:p>
              </table:table-cell>
            </table:table-row>
            <table:table-row>
              <table:table-cell office:value-type="string"/>
              <table:table-cell office:value-type="float" office:value="980410">
                <text:p>980410</text:p>
              </table:table-cell>
              <table:table-cell office:value-type="float" office:value="947">
                <text:p>947</text:p>
              </table:table-cell>
              <table:table-cell office:value-type="float" office:value="954672">
                <text:p>954672</text:p>
              </table:table-cell>
              <table:table-cell office:value-type="float" office:value="943">
                <text:p>943</text:p>
              </table:table-cell>
              <table:table-cell office:value-type="float" office:value="949477.2">
                <text:p>949477.2</text:p>
              </table:table-cell>
              <table:table-cell office:value-type="float" office:value="944.6">
                <text:p>944.6</text:p>
              </table:table-cell>
              <table:table-cell office:value-type="float" office:value="972616">
                <text:p>972616</text:p>
              </table:table-cell>
              <table:table-cell office:value-type="float" office:value="945">
                <text:p>945</text:p>
              </table:table-cell>
              <table:table-cell office:value-type="float" office:value="738673">
                <text:p>738673</text:p>
              </table:table-cell>
              <table:table-cell office:value-type="float" office:value="943">
                <text:p>943</text:p>
              </table:table-cell>
              <table:table-cell office:value-type="float" office:value="756581.8">
                <text:p>756581.8</text:p>
              </table:table-cell>
              <table:table-cell office:value-type="float" office:value="944.6">
                <text:p>944.6</text:p>
              </table:table-cell>
              <table:table-cell office:value-type="float" office:value="751813">
                <text:p>751813</text:p>
              </table:table-cell>
              <table:table-cell office:value-type="float" office:value="947">
                <text:p>947</text:p>
              </table:table-cell>
              <table:table-cell office:value-type="float" office:value="703319">
                <text:p>703319</text:p>
              </table:table-cell>
              <table:table-cell office:value-type="float" office:value="943">
                <text:p>943</text:p>
              </table:table-cell>
              <table:table-cell office:value-type="float" office:value="717105">
                <text:p>717105</text:p>
              </table:table-cell>
              <table:table-cell office:value-type="float" office:value="945.4">
                <text:p>945.4</text:p>
              </table:table-cell>
              <table:table-cell office:value-type="float" office:value="732906">
                <text:p>732906</text:p>
              </table:table-cell>
              <table:table-cell office:value-type="float" office:value="947">
                <text:p>947</text:p>
              </table:table-cell>
              <table:table-cell office:value-type="float" office:value="761054">
                <text:p>761054</text:p>
              </table:table-cell>
              <table:table-cell office:value-type="float" office:value="943">
                <text:p>943</text:p>
              </table:table-cell>
              <table:table-cell office:value-type="float" office:value="759727.4">
                <text:p>759727.4</text:p>
              </table:table-cell>
              <table:table-cell office:value-type="float" office:value="945.4">
                <text:p>945.4</text:p>
              </table:table-cell>
              <table:table-cell office:value-type="float" office:value="771318">
                <text:p>771318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/>
              <table:table-cell office:value-type="float" office:value="6582835">
                <text:p>6582835</text:p>
              </table:table-cell>
              <table:table-cell office:value-type="float" office:value="947">
                <text:p>947</text:p>
              </table:table-cell>
              <table:table-cell office:value-type="float" office:value="6991412">
                <text:p>6991412</text:p>
              </table:table-cell>
              <table:table-cell office:value-type="float" office:value="943">
                <text:p>943</text:p>
              </table:table-cell>
              <table:table-cell office:value-type="float" office:value="7132346.6">
                <text:p>7132346.6</text:p>
              </table:table-cell>
              <table:table-cell office:value-type="float" office:value="943.8">
                <text:p>943.8</text:p>
              </table:table-cell>
              <table:table-cell office:value-type="float" office:value="7226968">
                <text:p>7226968</text:p>
              </table:table-cell>
              <table:table-cell office:value-type="float" office:value="945">
                <text:p>945</text:p>
              </table:table-cell>
              <table:table-cell office:value-type="float" office:value="7280127">
                <text:p>7280127</text:p>
              </table:table-cell>
              <table:table-cell office:value-type="float" office:value="943">
                <text:p>943</text:p>
              </table:table-cell>
              <table:table-cell office:value-type="float" office:value="7320032.8">
                <text:p>7320032.8</text:p>
              </table:table-cell>
              <table:table-cell office:value-type="float" office:value="943">
                <text:p>943</text:p>
              </table:table-cell>
              <table:table-cell office:value-type="float" office:value="7378173">
                <text:p>7378173</text:p>
              </table:table-cell>
              <table:table-cell office:value-type="float" office:value="943">
                <text:p>943</text:p>
              </table:table-cell>
              <table:table-cell office:value-type="float" office:value="6812024">
                <text:p>6812024</text:p>
              </table:table-cell>
              <table:table-cell office:value-type="float" office:value="943">
                <text:p>943</text:p>
              </table:table-cell>
              <table:table-cell office:value-type="float" office:value="6849078.8">
                <text:p>6849078.8</text:p>
              </table:table-cell>
              <table:table-cell office:value-type="float" office:value="943.8">
                <text:p>943.8</text:p>
              </table:table-cell>
              <table:table-cell office:value-type="float" office:value="6908234">
                <text:p>6908234</text:p>
              </table:table-cell>
              <table:table-cell office:value-type="float" office:value="945">
                <text:p>945</text:p>
              </table:table-cell>
              <table:table-cell office:value-type="float" office:value="7106004">
                <text:p>7106004</text:p>
              </table:table-cell>
              <table:table-cell office:value-type="float" office:value="943">
                <text:p>943</text:p>
              </table:table-cell>
              <table:table-cell office:value-type="float" office:value="7221071.2">
                <text:p>7221071.2</text:p>
              </table:table-cell>
              <table:table-cell office:value-type="float" office:value="943">
                <text:p>943</text:p>
              </table:table-cell>
              <table:table-cell office:value-type="float" office:value="7357722">
                <text:p>7357722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/>
              <table:table-cell office:value-type="float" office:value="62602112">
                <text:p>62602112</text:p>
              </table:table-cell>
              <table:table-cell office:value-type="float" office:value="947">
                <text:p>947</text:p>
              </table:table-cell>
              <table:table-cell office:value-type="float" office:value="57994601">
                <text:p>57994601</text:p>
              </table:table-cell>
              <table:table-cell office:value-type="float" office:value="943">
                <text:p>943</text:p>
              </table:table-cell>
              <table:table-cell office:value-type="float" office:value="58793910.2">
                <text:p>58793910.2</text:p>
              </table:table-cell>
              <table:table-cell office:value-type="float" office:value="943">
                <text:p>943</text:p>
              </table:table-cell>
              <table:table-cell office:value-type="float" office:value="59878469">
                <text:p>59878469</text:p>
              </table:table-cell>
              <table:table-cell office:value-type="float" office:value="943">
                <text:p>943</text:p>
              </table:table-cell>
              <table:table-cell office:value-type="float" office:value="67762505">
                <text:p>67762505</text:p>
              </table:table-cell>
              <table:table-cell office:value-type="float" office:value="943">
                <text:p>943</text:p>
              </table:table-cell>
              <table:table-cell office:value-type="float" office:value="68459975">
                <text:p>68459975</text:p>
              </table:table-cell>
              <table:table-cell office:value-type="float" office:value="943.4">
                <text:p>943.4</text:p>
              </table:table-cell>
              <table:table-cell office:value-type="float" office:value="69263835">
                <text:p>69263835</text:p>
              </table:table-cell>
              <table:table-cell office:value-type="float" office:value="945">
                <text:p>945</text:p>
              </table:table-cell>
              <table:table-cell office:value-type="float" office:value="65524044">
                <text:p>65524044</text:p>
              </table:table-cell>
              <table:table-cell office:value-type="float" office:value="943">
                <text:p>943</text:p>
              </table:table-cell>
              <table:table-cell office:value-type="float" office:value="65624223.8">
                <text:p>65624223.8</text:p>
              </table:table-cell>
              <table:table-cell office:value-type="float" office:value="943">
                <text:p>943</text:p>
              </table:table-cell>
              <table:table-cell office:value-type="float" office:value="65836476">
                <text:p>65836476</text:p>
              </table:table-cell>
              <table:table-cell office:value-type="float" office:value="943">
                <text:p>943</text:p>
              </table:table-cell>
              <table:table-cell office:value-type="float" office:value="66553539">
                <text:p>66553539</text:p>
              </table:table-cell>
              <table:table-cell office:value-type="float" office:value="943">
                <text:p>943</text:p>
              </table:table-cell>
              <table:table-cell office:value-type="float" office:value="67414825.2">
                <text:p>67414825.2</text:p>
              </table:table-cell>
              <table:table-cell office:value-type="float" office:value="943.8">
                <text:p>943.8</text:p>
              </table:table-cell>
              <table:table-cell office:value-type="float" office:value="68748570">
                <text:p>68748570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